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Calibri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adornments="Bold" style:font-family-generic="swiss" style:font-pitch="variable"/>
    <style:font-face style:name="Calibri3" svg:font-family="Calibri" style:font-family-generic="swiss" style:font-pitch="variable"/>
    <style:font-face style:name="Calibri4" svg:font-family="Calibri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Table2" style:family="table">
      <style:table-properties style:width="20.2cm" fo:break-before="page" table:align="margins" fo:background-color="#dbe9d6">
        <style:background-image/>
      </style:table-properties>
    </style:style>
    <style:style style:name="Table2.A" style:family="table-column">
      <style:table-column-properties style:column-width="13.494cm" style:rel-column-width="43777*"/>
    </style:style>
    <style:style style:name="Table2.B" style:family="table-column">
      <style:table-column-properties style:column-width="6.706cm" style:rel-column-width="21758*"/>
    </style:style>
    <style:style style:name="Table2.1" style:family="table-row">
      <style:table-row-properties fo:background-color="#dbe2ed">
        <style:background-image/>
      </style:table-row-properties>
    </style:style>
    <style:style style:name="Table2.A1" style:family="table-cell">
      <style:table-cell-properties fo:background-color="#dbe2ed" fo:padding="0.097cm" fo:border="none">
        <style:background-image/>
      </style:table-cell-properties>
    </style:style>
    <style:style style:name="Table2.B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95cm"/>
    </style:style>
    <style:style style:name="Table3.B" style:family="table-column">
      <style:table-column-properties style:column-width="2.514cm"/>
    </style:style>
    <style:style style:name="Table3.C" style:family="table-column">
      <style:table-column-properties style:column-width="1.182cm"/>
    </style:style>
    <style:style style:name="Table3.D" style:family="table-column">
      <style:table-column-properties style:column-width="0.9cm"/>
    </style:style>
    <style:style style:name="Table3.E" style:family="table-column">
      <style:table-column-properties style:column-width="1.614cm"/>
    </style:style>
    <style:style style:name="Table3.F" style:family="table-column">
      <style:table-column-properties style:column-width="1.191cm"/>
    </style:style>
    <style:style style:name="Table3.G" style:family="table-column">
      <style:table-column-properties style:column-width="2.501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none" fo:border-top="none" fo:border-bottom="0.05pt solid #2b3789"/>
    </style:style>
    <style:style style:name="Table3.D4" style:family="table-cell">
      <style:table-cell-properties fo:padding="0.097cm" fo:border-left="0.05pt solid #2b3789" fo:border-right="none" fo:border-top="none" fo:border-bottom="0.05pt solid #2b3789"/>
    </style:style>
    <style:style style:name="Table3.F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none" fo:border-top="none" fo:border-bottom="0.05pt solid #2b3789"/>
    </style:style>
    <style:style style:name="Table3.C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8" style:family="table-cell">
      <style:table-cell-properties fo:padding="0.097cm" fo:border-left="0.05pt solid #2b3789" fo:border-right="none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none" fo:border-top="none" fo:border-bottom="0.05pt solid #2b3789"/>
    </style:style>
    <style:style style:name="Table3.C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none" fo:border-top="none" fo:border-bottom="0.05pt solid #2b3789"/>
    </style:style>
    <style:style style:name="Table3.C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none" fo:border-top="none" fo:border-bottom="0.05pt solid #2b3789"/>
    </style:style>
    <style:style style:name="Table3.D13" style:family="table-cell">
      <style:table-cell-properties fo:padding="0.097cm" fo:border-left="0.05pt solid #2b3789" fo:border-right="none" fo:border-top="none" fo:border-bottom="0.05pt solid #2b3789"/>
    </style:style>
    <style:style style:name="Table3.F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none" fo:border-top="none" fo:border-bottom="0.05pt solid #2b3789"/>
    </style:style>
    <style:style style:name="Table3.E15" style:family="table-cell">
      <style:table-cell-properties fo:padding="0.097cm" fo:border-left="0.05pt solid #2b3789" fo:border-right="none" fo:border-top="none" fo:border-bottom="0.05pt solid #2b3789"/>
    </style:style>
    <style:style style:name="Table3.G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none" fo:border-bottom="0.05pt solid #2b3789"/>
    </style:style>
    <style:style style:name="Table7.B2" style:family="table-cell">
      <style:table-cell-properties fo:background-color="transparent" fo:padding="0.097cm" fo:border-left="0.05pt solid #2b3789" fo:border-right="0.05pt solid #2b3789" fo:border-top="none" fo:border-bottom="0.05pt solid #2b3789">
        <style:background-image/>
      </style:table-cell-properties>
    </style:style>
    <style:style style:name="Table7.A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1" style:family="table-row">
      <style:table-row-properties style:min-row-height="4.075cm"/>
    </style:style>
    <style:style style:name="Table7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10" style:family="table">
      <style:table-properties style:width="6.549cm" fo:margin-left="0cm" table:align="left" fo:background-color="#f5f6fa">
        <style:background-image/>
      </style:table-properties>
    </style:style>
    <style:style style:name="Table10.A" style:family="table-column">
      <style:table-column-properties style:column-width="6.549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95cm"/>
    </style:style>
    <style:style style:name="Table3.B" style:family="table-column">
      <style:table-column-properties style:column-width="2.514cm"/>
    </style:style>
    <style:style style:name="Table3.C" style:family="table-column">
      <style:table-column-properties style:column-width="1.182cm"/>
    </style:style>
    <style:style style:name="Table3.D" style:family="table-column">
      <style:table-column-properties style:column-width="0.9cm"/>
    </style:style>
    <style:style style:name="Table3.E" style:family="table-column">
      <style:table-column-properties style:column-width="1.614cm"/>
    </style:style>
    <style:style style:name="Table3.F" style:family="table-column">
      <style:table-column-properties style:column-width="1.191cm"/>
    </style:style>
    <style:style style:name="Table3.G" style:family="table-column">
      <style:table-column-properties style:column-width="2.501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none" fo:border-top="none" fo:border-bottom="0.05pt solid #2b3789"/>
    </style:style>
    <style:style style:name="Table3.D4" style:family="table-cell">
      <style:table-cell-properties fo:padding="0.097cm" fo:border-left="0.05pt solid #2b3789" fo:border-right="none" fo:border-top="none" fo:border-bottom="0.05pt solid #2b3789"/>
    </style:style>
    <style:style style:name="Table3.F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none" fo:border-top="none" fo:border-bottom="0.05pt solid #2b3789"/>
    </style:style>
    <style:style style:name="Table3.C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8" style:family="table-cell">
      <style:table-cell-properties fo:padding="0.097cm" fo:border-left="0.05pt solid #2b3789" fo:border-right="none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none" fo:border-top="none" fo:border-bottom="0.05pt solid #2b3789"/>
    </style:style>
    <style:style style:name="Table3.C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none" fo:border-top="none" fo:border-bottom="0.05pt solid #2b3789"/>
    </style:style>
    <style:style style:name="Table3.C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none" fo:border-top="none" fo:border-bottom="0.05pt solid #2b3789"/>
    </style:style>
    <style:style style:name="Table3.D13" style:family="table-cell">
      <style:table-cell-properties fo:padding="0.097cm" fo:border-left="0.05pt solid #2b3789" fo:border-right="none" fo:border-top="none" fo:border-bottom="0.05pt solid #2b3789"/>
    </style:style>
    <style:style style:name="Table3.F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none" fo:border-top="none" fo:border-bottom="0.05pt solid #2b3789"/>
    </style:style>
    <style:style style:name="Table3.E15" style:family="table-cell">
      <style:table-cell-properties fo:padding="0.097cm" fo:border-left="0.05pt solid #2b3789" fo:border-right="none" fo:border-top="none" fo:border-bottom="0.05pt solid #2b3789"/>
    </style:style>
    <style:style style:name="Table3.G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none" fo:border-bottom="0.05pt solid #2b3789"/>
    </style:style>
    <style:style style:name="Table7.B2" style:family="table-cell">
      <style:table-cell-properties fo:background-color="transparent" fo:padding="0.097cm" fo:border-left="0.05pt solid #2b3789" fo:border-right="0.05pt solid #2b3789" fo:border-top="none" fo:border-bottom="0.05pt solid #2b3789">
        <style:background-image/>
      </style:table-cell-properties>
    </style:style>
    <style:style style:name="Table7.A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1" style:family="table-row">
      <style:table-row-properties style:min-row-height="4.075cm"/>
    </style:style>
    <style:style style:name="Table7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10" style:family="table">
      <style:table-properties style:width="6.549cm" fo:margin-left="0cm" table:align="left" fo:background-color="#f5f6fa">
        <style:background-image/>
      </style:table-properties>
    </style:style>
    <style:style style:name="Table10.A" style:family="table-column">
      <style:table-column-properties style:column-width="6.549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Table9" style:family="table">
      <style:table-properties style:width="20.2cm" fo:break-before="auto" fo:break-after="auto" table:align="margins" fo:background-color="#dbe9d6">
        <style:background-image/>
      </style:table-properties>
    </style:style>
    <style:style style:name="Table9.A" style:family="table-column">
      <style:table-column-properties style:column-width="10.098cm" style:rel-column-width="32761*"/>
    </style:style>
    <style:style style:name="Table9.B" style:family="table-column">
      <style:table-column-properties style:column-width="10.102cm" style:rel-column-width="32774*"/>
    </style:style>
    <style:style style:name="Table9.1" style:family="table-row">
      <style:table-row-properties fo:background-color="#dbe2ed">
        <style:background-image/>
      </style:table-row-properties>
    </style:style>
    <style:style style:name="Table9.A1" style:family="table-cell">
      <style:table-cell-properties fo:background-color="#dbe2ed" fo:padding="0.097cm" fo:border="none">
        <style:background-image/>
      </style:table-cell-properties>
    </style:style>
    <style:style style:name="Table9.2" style:family="table-row">
      <style:table-row-properties fo:background-color="transparent">
        <style:background-image/>
      </style:table-row-properties>
    </style:style>
    <style:style style:name="Table9.A2" style:family="table-cell">
      <style:table-cell-properties fo:background-color="#dbe9d6" fo:padding="0.097cm" fo:border="none">
        <style:background-image/>
      </style:table-cell-properties>
    </style:style>
    <style:style style:name="Table9.B2" style:family="table-cell">
      <style:table-cell-properties fo:background-color="transparent" fo:padding="0.097cm" fo:border="none">
        <style:background-image/>
      </style:table-cell-properties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487cm"/>
    </style:style>
    <style:style style:name="Table6.B" style:family="table-column">
      <style:table-column-properties style:column-width="7.41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1" style:family="table">
      <style:table-properties style:width="9.91cm" table:align="margins" fo:background-color="#f5f6fa">
        <style:background-image/>
      </style:table-properties>
    </style:style>
    <style:style style:name="Table1.A" style:family="table-column">
      <style:table-column-properties style:column-width="9.9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4" style:family="table">
      <style:table-properties style:width="9.91cm" table:align="left" fo:background-color="#f5ece7">
        <style:background-image/>
      </style:table-properties>
    </style:style>
    <style:style style:name="Table14.A" style:family="table-column">
      <style:table-column-properties style:column-width="9.91c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4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8" style:family="table">
      <style:table-properties style:width="9.902cm" table:align="margins" fo:background-color="#f4f9f3">
        <style:background-image/>
      </style:table-properties>
    </style:style>
    <style:style style:name="Table8.A" style:family="table-column">
      <style:table-column-properties style:column-width="3.888cm" style:rel-column-width="25728*"/>
    </style:style>
    <style:style style:name="Table8.B" style:family="table-column">
      <style:table-column-properties style:column-width="6.015cm" style:rel-column-width="39807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8.A2" style:family="table-cell">
      <style:table-cell-properties fo:padding="0.097cm" fo:border-left="0.05pt solid #92bf7f" fo:border-right="none" fo:border-top="none" fo:border-bottom="0.05pt solid #92bf7f"/>
    </style:style>
    <style:style style:name="Table8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3" style:family="table-cell">
      <style:table-cell-properties fo:padding="0.097cm" fo:border-left="0.05pt solid #92bf7f" fo:border-right="none" fo:border-top="none" fo:border-bottom="0.05pt solid #92bf7f"/>
    </style:style>
    <style:style style:name="Table8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4" style:family="table-cell">
      <style:table-cell-properties fo:padding="0.097cm" fo:border-left="0.05pt solid #92bf7f" fo:border-right="none" fo:border-top="none" fo:border-bottom="0.05pt solid #92bf7f"/>
    </style:style>
    <style:style style:name="Table8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5" style:family="table-cell">
      <style:table-cell-properties fo:padding="0.097cm" fo:border-left="0.05pt solid #92bf7f" fo:border-right="none" fo:border-top="none" fo:border-bottom="0.05pt solid #92bf7f"/>
    </style:style>
    <style:style style:name="Table8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6" style:family="table-cell">
      <style:table-cell-properties fo:padding="0.097cm" fo:border-left="0.05pt solid #92bf7f" fo:border-right="none" fo:border-top="none" fo:border-bottom="0.05pt solid #92bf7f"/>
    </style:style>
    <style:style style:name="Table8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7" style:family="table-cell">
      <style:table-cell-properties fo:padding="0.097cm" fo:border-left="0.05pt solid #92bf7f" fo:border-right="none" fo:border-top="none" fo:border-bottom="0.05pt solid #92bf7f"/>
    </style:style>
    <style:style style:name="Table8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8" style:family="table-cell">
      <style:table-cell-properties fo:padding="0.097cm" fo:border-left="0.05pt solid #92bf7f" fo:border-right="none" fo:border-top="none" fo:border-bottom="0.05pt solid #92bf7f"/>
    </style:style>
    <style:style style:name="Table8.B8" style:family="table-cell">
      <style:table-cell-properties fo:padding="0.097cm" fo:border-left="0.05pt solid #92bf7f" fo:border-right="0.05pt solid #92bf7f" fo:border-top="none" fo:border-bottom="0.05pt solid #92bf7f"/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487cm"/>
    </style:style>
    <style:style style:name="Table6.B" style:family="table-column">
      <style:table-column-properties style:column-width="7.41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1" style:family="table">
      <style:table-properties style:width="9.91cm" table:align="margins" fo:background-color="#f5f6fa">
        <style:background-image/>
      </style:table-properties>
    </style:style>
    <style:style style:name="Table1.A" style:family="table-column">
      <style:table-column-properties style:column-width="9.9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4" style:family="table">
      <style:table-properties style:width="9.91cm" table:align="left" fo:background-color="#f5ece7">
        <style:background-image/>
      </style:table-properties>
    </style:style>
    <style:style style:name="Table14.A" style:family="table-column">
      <style:table-column-properties style:column-width="9.91c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4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8" style:family="table">
      <style:table-properties style:width="9.902cm" table:align="margins" fo:background-color="#f4f9f3">
        <style:background-image/>
      </style:table-properties>
    </style:style>
    <style:style style:name="Table8.A" style:family="table-column">
      <style:table-column-properties style:column-width="3.888cm" style:rel-column-width="25728*"/>
    </style:style>
    <style:style style:name="Table8.B" style:family="table-column">
      <style:table-column-properties style:column-width="6.015cm" style:rel-column-width="39807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8.A2" style:family="table-cell">
      <style:table-cell-properties fo:padding="0.097cm" fo:border-left="0.05pt solid #92bf7f" fo:border-right="none" fo:border-top="none" fo:border-bottom="0.05pt solid #92bf7f"/>
    </style:style>
    <style:style style:name="Table8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3" style:family="table-cell">
      <style:table-cell-properties fo:padding="0.097cm" fo:border-left="0.05pt solid #92bf7f" fo:border-right="none" fo:border-top="none" fo:border-bottom="0.05pt solid #92bf7f"/>
    </style:style>
    <style:style style:name="Table8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4" style:family="table-cell">
      <style:table-cell-properties fo:padding="0.097cm" fo:border-left="0.05pt solid #92bf7f" fo:border-right="none" fo:border-top="none" fo:border-bottom="0.05pt solid #92bf7f"/>
    </style:style>
    <style:style style:name="Table8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5" style:family="table-cell">
      <style:table-cell-properties fo:padding="0.097cm" fo:border-left="0.05pt solid #92bf7f" fo:border-right="none" fo:border-top="none" fo:border-bottom="0.05pt solid #92bf7f"/>
    </style:style>
    <style:style style:name="Table8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6" style:family="table-cell">
      <style:table-cell-properties fo:padding="0.097cm" fo:border-left="0.05pt solid #92bf7f" fo:border-right="none" fo:border-top="none" fo:border-bottom="0.05pt solid #92bf7f"/>
    </style:style>
    <style:style style:name="Table8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7" style:family="table-cell">
      <style:table-cell-properties fo:padding="0.097cm" fo:border-left="0.05pt solid #92bf7f" fo:border-right="none" fo:border-top="none" fo:border-bottom="0.05pt solid #92bf7f"/>
    </style:style>
    <style:style style:name="Table8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8" style:family="table-cell">
      <style:table-cell-properties fo:padding="0.097cm" fo:border-left="0.05pt solid #92bf7f" fo:border-right="none" fo:border-top="none" fo:border-bottom="0.05pt solid #92bf7f"/>
    </style:style>
    <style:style style:name="Table8.B8" style:family="table-cell">
      <style:table-cell-properties fo:padding="0.097cm" fo:border-left="0.05pt solid #92bf7f" fo:border-right="0.05pt solid #92bf7f" fo:border-top="none" fo:border-bottom="0.05pt solid #92bf7f"/>
    </style:style>
    <style:style style:name="P1" style:family="paragraph" style:parent-style-name="Header">
      <style:text-properties officeooo:paragraph-rsid="0016abef"/>
    </style:style>
    <style:style style:name="P2" style:family="paragraph" style:parent-style-name="Standard">
      <style:text-properties officeooo:paragraph-rsid="0016abef"/>
    </style:style>
    <style:style style:name="P3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3e6f1c" officeooo:paragraph-rsid="003e6f1c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42c600" officeooo:paragraph-rsid="0042c600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417323" officeooo:paragraph-rsid="006706eb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37f642" officeooo:paragraph-rsid="003e6f1c" style:font-name-asian="Microsoft YaHei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89b5e" style:font-size-asian="9pt" style:font-size-complex="9pt"/>
    </style:style>
    <style:style style:name="P9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a3404" style:font-size-asian="9pt" style:font-size-complex="9pt"/>
    </style:style>
    <style:style style:name="P10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75248c" style:font-size-asian="9pt" style:font-size-complex="9pt"/>
    </style:style>
    <style:style style:name="P11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3" fo:font-size="9pt" officeooo:rsid="0020e979" officeooo:paragraph-rsid="0072c857" style:font-size-asian="9pt" style:font-size-complex="9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.035cm" fo:margin-bottom="0.035cm" style:contextual-spacing="false"/>
      <style:text-properties style:font-name="Calibri3" fo:font-size="9pt" officeooo:rsid="003c7ead" officeooo:paragraph-rsid="003c7ead" style:font-size-asian="9pt" style:font-name-complex="Courier New" style:font-size-complex="9pt"/>
    </style:style>
    <style:style style:name="P13" style:family="paragraph" style:parent-style-name="Standard">
      <style:paragraph-properties fo:margin-top="0.035cm" fo:margin-bottom="0.035cm" style:contextual-spacing="false"/>
      <style:text-properties style:font-name="Calibri3" fo:font-size="9pt" officeooo:rsid="003e6f1c" officeooo:paragraph-rsid="003e6f1c" style:font-size-asian="9pt" style:font-name-complex="Courier New" style:font-size-complex="9pt"/>
    </style:style>
    <style:style style:name="P14" style:family="paragraph" style:parent-style-name="Standard">
      <style:paragraph-properties fo:margin-top="0.035cm" fo:margin-bottom="0.035cm" style:contextual-spacing="false"/>
      <style:text-properties style:font-name="Calibri3" fo:font-size="9pt" officeooo:rsid="00417323" officeooo:paragraph-rsid="00417323" style:font-size-asian="9pt" style:font-name-complex="Courier New" style:font-size-complex="9pt"/>
    </style:style>
    <style:style style:name="P15" style:family="paragraph" style:parent-style-name="Standard">
      <style:paragraph-properties fo:margin-top="0.035cm" fo:margin-bottom="0.035cm" style:contextual-spacing="false"/>
      <style:text-properties style:font-name="Calibri3" fo:font-size="9pt" officeooo:rsid="0042c600" officeooo:paragraph-rsid="0042c600" style:font-size-asian="9pt" style:font-name-complex="Courier New" style:font-size-complex="9pt"/>
    </style:style>
    <style:style style:name="P16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89b5e" style:font-size-asian="9pt" style:font-name-complex="Courier New" style:font-size-complex="9pt"/>
    </style:style>
    <style:style style:name="P1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be741" style:font-size-asian="9pt" style:font-name-complex="Courier New" style:font-size-complex="9pt"/>
    </style:style>
    <style:style style:name="P18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a3404" style:font-size-asian="9pt" style:font-name-complex="Courier New" style:font-size-complex="9pt"/>
    </style:style>
    <style:style style:name="P19" style:family="paragraph" style:parent-style-name="Standard">
      <style:paragraph-properties fo:margin-top="0.035cm" fo:margin-bottom="0.035cm" style:contextual-spacing="false"/>
      <style:text-properties style:font-name="Calibri3" fo:font-size="9pt" officeooo:rsid="00357f45" officeooo:paragraph-rsid="00363550" style:font-size-asian="9pt" style:font-name-complex="Courier New" style:font-size-complex="9pt"/>
    </style:style>
    <style:style style:name="P20" style:family="paragraph" style:parent-style-name="Standard">
      <style:paragraph-properties fo:margin-top="0.035cm" fo:margin-bottom="0.071cm" style:contextual-spacing="false" fo:text-align="start" style:justify-single-word="false"/>
      <style:text-properties style:font-name="Calibri3" fo:font-size="9pt" officeooo:rsid="00357f45" officeooo:paragraph-rsid="006c853f" style:font-size-asian="9pt" style:font-name-complex="Courier New" style:font-size-complex="9pt"/>
    </style:style>
    <style:style style:name="P21" style:family="paragraph" style:parent-style-name="Standard">
      <style:paragraph-properties fo:margin-top="0.035cm" fo:margin-bottom="0.035cm" style:contextual-spacing="false"/>
      <style:text-properties style:font-name="Calibri3" fo:font-size="9pt" officeooo:paragraph-rsid="00363550" style:font-size-asian="9pt" style:font-name-complex="Courier New" style:font-size-complex="9pt"/>
    </style:style>
    <style:style style:name="P22" style:family="paragraph" style:parent-style-name="Standard">
      <style:paragraph-properties fo:margin-top="0.035cm" fo:margin-bottom="0.035cm" style:contextual-spacing="false"/>
      <style:text-properties style:font-name="Calibri3" fo:font-size="9pt" officeooo:rsid="00676dde" officeooo:paragraph-rsid="00676dde" style:font-size-asian="9pt" style:font-name-complex="Courier New" style:font-size-complex="9pt"/>
    </style:style>
    <style:style style:name="P23" style:family="paragraph" style:parent-style-name="Standard">
      <style:paragraph-properties fo:margin-top="0.035cm" fo:margin-bottom="0.071cm" style:contextual-spacing="false"/>
      <style:text-properties style:font-name="Calibri3" fo:font-size="9pt" officeooo:paragraph-rsid="006c853f" style:font-size-asian="9pt" style:font-name-complex="Courier New" style:font-size-complex="9pt"/>
    </style:style>
    <style:style style:name="P24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3" fo:font-size="9pt" officeooo:rsid="0020e979" officeooo:paragraph-rsid="0072c857" style:font-size-asian="9pt" style:font-name-complex="Courier New" style:font-size-complex="9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rsid="00189b5e" officeooo:paragraph-rsid="001d3346" style:font-size-asian="9pt" style:font-name-complex="Courier New" style:font-size-complex="9pt"/>
    </style:style>
    <style:style style:name="P26" style:family="paragraph" style:parent-style-name="Standard">
      <style:paragraph-properties fo:margin-top="0.035cm" fo:margin-bottom="0.035cm" style:contextual-spacing="false"/>
      <style:text-properties style:font-name="Calibri3" fo:font-size="9pt" officeooo:paragraph-rsid="008cff7a" style:font-size-asian="9pt" style:font-name-complex="Courier New" style:font-size-complex="9pt"/>
    </style:style>
    <style:style style:name="P27" style:family="paragraph" style:parent-style-name="Table_20_Contents">
      <style:paragraph-properties fo:margin-top="0.035cm" fo:margin-bottom="0.035cm" style:contextual-spacing="false" fo:text-align="start" style:justify-single-word="false"/>
      <style:text-properties style:font-name="Calibri3" fo:font-size="9pt" fo:font-style="normal" officeooo:rsid="0033bc01" officeooo:paragraph-rsid="0039b3d9" style:font-size-asian="9pt" style:font-style-asian="normal" style:font-name-complex="Courier New" style:font-size-complex="9pt" style:font-style-complex="normal"/>
    </style:style>
    <style:style style:name="P28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fo:font-style="normal" fo:font-weight="normal" officeooo:rsid="0037f642" officeooo:paragraph-rsid="006a5c87" style:font-name-asian="Microsoft YaHei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9" style:family="paragraph" style:parent-style-name="Standard">
      <style:paragraph-properties fo:margin-top="0.035cm" fo:margin-bottom="0.071cm" style:contextual-spacing="false"/>
      <style:text-properties style:font-name="Calibri3" fo:font-size="9pt" fo:font-style="normal" fo:font-weight="normal" officeooo:paragraph-rsid="006c853f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0" style:family="paragraph" style:parent-style-name="Standard">
      <style:paragraph-properties fo:margin-top="0.035cm" fo:margin-bottom="0.071cm" style:contextual-spacing="false"/>
      <style:text-properties style:font-name="Calibri3" fo:font-size="9pt" fo:font-style="normal" fo:font-weight="normal" officeooo:paragraph-rsid="006ce7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1" style:family="paragraph" style:parent-style-name="Standard">
      <style:paragraph-properties fo:margin-top="0.035cm" fo:margin-bottom="0.071cm" style:contextual-spacing="false"/>
      <style:text-properties style:font-name="Calibri3" fo:font-size="9pt" fo:font-style="normal" fo:font-weight="normal" officeooo:rsid="008cff7a" officeooo:paragraph-rsid="008cff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2" style:family="paragraph" style:parent-style-name="Standard">
      <style:paragraph-properties fo:margin-top="0.035cm" fo:margin-bottom="0.071cm" style:contextual-spacing="false"/>
      <style:text-properties style:font-name="Calibri3" fo:font-size="9pt" fo:font-style="normal" fo:font-weight="normal" officeooo:paragraph-rsid="006ce77a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3" fo:font-size="9pt" fo:font-style="italic" officeooo:rsid="001be741" officeooo:paragraph-rsid="0033bc01" style:font-size-asian="9pt" style:font-style-asian="italic" style:font-name-complex="Courier New" style:font-size-complex="9pt" style:font-style-complex="italic"/>
    </style:style>
    <style:style style:name="P34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3" fo:font-size="9pt" fo:font-style="italic" officeooo:rsid="0033bc01" officeooo:paragraph-rsid="0033bc01" style:font-size-asian="9pt" style:font-style-asian="italic" style:font-name-complex="Courier New" style:font-size-complex="9pt" style:font-style-complex="italic"/>
    </style:style>
    <style:style style:name="P35" style:family="paragraph" style:parent-style-name="Standard">
      <style:text-properties style:font-name="Bahnschrift Light" fo:font-size="8pt" officeooo:paragraph-rsid="0048eee1" style:font-size-asian="8pt" style:font-size-complex="8pt"/>
    </style:style>
    <style:style style:name="P36" style:family="paragraph" style:parent-style-name="Preformatted_20_Text">
      <style:text-properties style:font-name="Bahnschrift Light" fo:font-size="8pt" style:font-size-asian="8pt" style:font-size-complex="8pt"/>
    </style:style>
    <style:style style:name="P37" style:family="paragraph" style:parent-style-name="Preformatted_20_Text">
      <style:text-properties style:font-name="Bahnschrift Light" fo:font-size="8pt" officeooo:paragraph-rsid="00350115" style:font-size-asian="8pt" style:font-size-complex="8pt"/>
    </style:style>
    <style:style style:name="P38" style:family="paragraph" style:parent-style-name="Preformatted_20_Text">
      <style:text-properties style:font-name="Bahnschrift Light" fo:font-size="8pt" officeooo:paragraph-rsid="00606480" style:font-size-asian="8pt" style:font-size-complex="8pt"/>
    </style:style>
    <style:style style:name="P39" style:family="paragraph" style:parent-style-name="Standard">
      <style:text-properties style:font-name="Bahnschrift Light" fo:font-size="8pt" style:font-size-asian="8pt" style:font-size-complex="8pt"/>
    </style:style>
    <style:style style:name="P40" style:family="paragraph" style:parent-style-name="Preformatted_20_Text">
      <style:text-properties style:font-name="Bahnschrift Light" fo:font-size="8pt" officeooo:paragraph-rsid="0079506e" style:font-size-asian="8pt" style:font-size-complex="8pt"/>
    </style:style>
    <style:style style:name="P41" style:family="paragraph" style:parent-style-name="Table_20_Contents">
      <style:text-properties style:font-name="Bahnschrift Light" fo:font-size="8pt" officeooo:paragraph-rsid="0072c857" style:font-size-asian="8pt" style:font-size-complex="8pt"/>
    </style:style>
    <style:style style:name="P42" style:family="paragraph" style:parent-style-name="Preformatted_20_Text">
      <style:text-properties style:font-name="Bahnschrift Light" fo:font-size="8pt" officeooo:paragraph-rsid="0067353f" style:font-size-asian="8pt" style:font-size-complex="8pt"/>
    </style:style>
    <style:style style:name="P43" style:family="paragraph" style:parent-style-name="Preformatted_20_Text">
      <style:paragraph-properties fo:text-align="start" style:justify-single-word="false"/>
      <style:text-properties style:font-name="Bahnschrift Light" fo:font-size="8pt" officeooo:paragraph-rsid="008db932" style:font-size-asian="8pt" style:font-size-complex="8pt"/>
    </style:style>
    <style:style style:name="P44" style:family="paragraph" style:parent-style-name="Preformatted_20_Text">
      <style:text-properties style:font-name="Bahnschrift Light" fo:font-size="8pt" officeooo:paragraph-rsid="008d107d" style:font-size-asian="8pt" style:font-size-complex="8pt"/>
    </style:style>
    <style:style style:name="P45" style:family="paragraph" style:parent-style-name="Preformatted_20_Text">
      <style:text-properties style:font-name="Bahnschrift Light" fo:font-size="8pt" officeooo:paragraph-rsid="008db932" style:font-size-asian="8pt" style:font-size-complex="8pt"/>
    </style:style>
    <style:style style:name="P46" style:family="paragraph" style:parent-style-name="Preformatted_20_Text">
      <style:text-properties style:font-name="Bahnschrift Light" fo:font-size="8pt" officeooo:paragraph-rsid="009153e1" style:font-size-asian="8pt" style:font-size-complex="8pt"/>
    </style:style>
    <style:style style:name="P47" style:family="paragraph" style:parent-style-name="Preformatted_20_Text">
      <style:text-properties style:font-name="Bahnschrift Light" fo:font-size="8pt" officeooo:paragraph-rsid="0093874b" style:font-size-asian="8pt" style:font-size-complex="8pt"/>
    </style:style>
    <style:style style:name="P48" style:family="paragraph" style:parent-style-name="Preformatted_20_Text">
      <style:text-properties officeooo:paragraph-rsid="0048eee1"/>
    </style:style>
    <style:style style:name="P49" style:family="paragraph" style:parent-style-name="Standard">
      <style:text-properties officeooo:paragraph-rsid="0048eee1"/>
    </style:style>
    <style:style style:name="P50" style:family="paragraph" style:parent-style-name="Table_20_Contents">
      <style:text-properties style:font-name="Calibri1" fo:font-size="9pt" officeooo:rsid="003c7ead" officeooo:paragraph-rsid="003c7ead" style:font-size-asian="9pt" style:font-size-complex="9pt"/>
    </style:style>
    <style:style style:name="P51" style:family="paragraph" style:parent-style-name="Table_20_Contents">
      <style:text-properties style:font-name="Calibri1" fo:font-size="9pt" officeooo:rsid="003e6f1c" officeooo:paragraph-rsid="003e6f1c" style:font-size-asian="9pt" style:font-size-complex="9pt"/>
    </style:style>
    <style:style style:name="P52" style:family="paragraph" style:parent-style-name="Table_20_Contents">
      <style:text-properties style:font-name="Calibri1" fo:font-size="9pt" officeooo:rsid="0042c600" officeooo:paragraph-rsid="004b8f48" style:font-size-asian="9pt" style:font-size-complex="9pt"/>
    </style:style>
    <style:style style:name="P53" style:family="paragraph" style:parent-style-name="Table_20_Contents">
      <style:text-properties style:font-name="Calibri1" fo:font-size="9pt" officeooo:rsid="006c853f" officeooo:paragraph-rsid="006c853f" style:font-size-asian="9pt" style:font-size-complex="9pt"/>
    </style:style>
    <style:style style:name="P54" style:family="paragraph" style:parent-style-name="Table_20_Contents">
      <style:text-properties style:font-name="Calibri1" fo:font-size="9pt" officeooo:rsid="006ce77a" officeooo:paragraph-rsid="006ce77a" style:font-size-asian="9pt" style:font-size-complex="9pt"/>
    </style:style>
    <style:style style:name="P55" style:family="paragraph" style:parent-style-name="Table_20_Contents">
      <style:text-properties style:font-name="Calibri1" fo:font-size="9pt" officeooo:rsid="00973231" officeooo:paragraph-rsid="00973231" style:font-size-asian="9pt" style:font-size-complex="9pt"/>
    </style:style>
    <style:style style:name="P56" style:family="paragraph" style:parent-style-name="Standard">
      <style:text-properties officeooo:paragraph-rsid="004a09d4"/>
    </style:style>
    <style:style style:name="P57" style:family="paragraph" style:parent-style-name="Table_20_Contents">
      <style:paragraph-properties fo:text-align="start" style:justify-single-word="false"/>
      <style:text-properties fo:font-size="9pt" officeooo:paragraph-rsid="001a3404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fo:font-size="9pt" officeooo:paragraph-rsid="003a6be9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fo:font-size="9pt" officeooo:paragraph-rsid="003bc8b9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fo:font-size="9pt" officeooo:paragraph-rsid="0075248c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fo:font-size="9pt" officeooo:paragraph-rsid="0023ca8c" style:font-size-asian="9pt" style:font-size-complex="9pt"/>
    </style:style>
    <style:style style:name="P63" style:family="paragraph" style:parent-style-name="Table_20_Contents">
      <style:paragraph-properties fo:text-align="start" style:justify-single-word="false"/>
      <style:text-properties fo:font-size="9pt" officeooo:rsid="00189b5e" officeooo:paragraph-rsid="00189b5e" style:font-size-asian="9pt" style:font-size-complex="9pt"/>
    </style:style>
    <style:style style:name="P64" style:family="paragraph" style:parent-style-name="Table_20_Contents">
      <style:paragraph-properties fo:text-align="start" style:justify-single-word="false"/>
      <style:text-properties fo:font-size="9pt" officeooo:rsid="00189b5e" officeooo:paragraph-rsid="0053cc72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fo:font-size="9pt" officeooo:rsid="00189b5e" officeooo:paragraph-rsid="0055daaa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fo:font-size="9pt" officeooo:rsid="00189b5e" officeooo:paragraph-rsid="00696b03" style:font-size-asian="9pt" style:font-size-complex="9pt"/>
    </style:style>
    <style:style style:name="P67" style:family="paragraph" style:parent-style-name="Table_20_Contents">
      <style:paragraph-properties fo:text-align="start" style:justify-single-word="false"/>
      <style:text-properties fo:font-size="9pt" officeooo:rsid="00189b5e" officeooo:paragraph-rsid="00956815" style:font-size-asian="9pt" style:font-size-complex="9pt"/>
    </style:style>
    <style:style style:name="P68" style:family="paragraph" style:parent-style-name="Table_20_Contents">
      <style:paragraph-properties fo:text-align="start" style:justify-single-word="false"/>
      <style:text-properties fo:font-size="9pt" officeooo:rsid="001be741" officeooo:paragraph-rsid="001be741" style:font-size-asian="9pt" style:font-size-complex="9pt"/>
    </style:style>
    <style:style style:name="P69" style:family="paragraph" style:parent-style-name="Table_20_Contents">
      <style:paragraph-properties fo:text-align="start" style:justify-single-word="false"/>
      <style:text-properties fo:font-size="9pt" officeooo:rsid="001e1812" officeooo:paragraph-rsid="003bc8b9" style:font-size-asian="9pt" style:font-size-complex="9pt"/>
    </style:style>
    <style:style style:name="P70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fo:font-size="9pt" officeooo:paragraph-rsid="001771db" style:font-size-asian="9pt" style:font-name-complex="Courier New" style:font-size-complex="9pt" fo:hyphenate="false" fo:hyphenation-remain-char-count="2" fo:hyphenation-push-char-count="2" loext:hyphenation-no-caps="false"/>
    </style:style>
    <style:style style:name="P71" style:family="paragraph" style:parent-style-name="Table_20_Contents">
      <style:paragraph-properties fo:text-align="start" style:justify-single-word="false"/>
      <style:text-properties fo:font-size="9pt" fo:font-weight="bold" officeooo:rsid="00189b5e" officeooo:paragraph-rsid="00189b5e" style:font-size-asian="9pt" style:font-weight-asian="bold" style:font-size-complex="9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font-size="9pt" fo:font-style="italic" officeooo:rsid="003a6be9" officeooo:paragraph-rsid="003a6be9" style:font-size-asian="9pt" style:font-style-asian="italic" style:font-size-complex="9pt" style:font-style-complex="italic"/>
    </style:style>
    <style:style style:name="P73" style:family="paragraph" style:parent-style-name="Table_20_Contents">
      <style:text-properties fo:font-size="9pt" fo:language="fr" fo:country="FR" fo:font-style="normal" fo:font-weight="bold" officeooo:paragraph-rsid="0073b38f" style:font-size-asian="9pt" style:font-style-asian="normal" style:font-weight-asian="bold" style:font-size-complex="9pt" style:font-style-complex="normal"/>
    </style:style>
    <style:style style:name="P74" style:family="paragraph" style:parent-style-name="Table_20_Contents">
      <style:text-properties fo:font-size="9pt" fo:font-style="normal" officeooo:paragraph-rsid="0073b38f" style:font-size-asian="9pt" style:font-style-asian="normal" style:font-size-complex="9pt" style:font-style-complex="normal"/>
    </style:style>
    <style:style style:name="P75" style:family="paragraph" style:parent-style-name="Table_20_Contents">
      <style:text-properties fo:font-size="9pt" fo:font-style="normal" fo:font-weight="bold" officeooo:paragraph-rsid="0073b38f" style:font-size-asian="9pt" style:font-style-asian="normal" style:font-weight-asian="bold" style:font-size-complex="9pt" style:font-style-complex="normal" style:font-weight-complex="bold"/>
    </style:style>
    <style:style style:name="P76" style:family="paragraph" style:parent-style-name="Table_20_Contents">
      <style:text-properties fo:font-size="9pt" fo:font-style="normal" fo:font-weight="normal" officeooo:paragraph-rsid="0073b38f" style:font-size-asian="9pt" style:font-style-asian="normal" style:font-weight-asian="normal" style:font-size-complex="9pt" style:font-style-complex="normal" style:font-weight-complex="normal"/>
    </style:style>
    <style:style style:name="P77" style:family="paragraph" style:parent-style-name="Table_20_Contents">
      <style:text-properties officeooo:rsid="0037f642" officeooo:paragraph-rsid="0037f642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fo:color="#808080" loext:opacity="100%" fo:font-size="9pt" fo:font-weight="bold" officeooo:rsid="006ad226" officeooo:paragraph-rsid="006ad226" style:font-size-asian="9pt" style:font-weight-asian="bold" style:font-size-complex="9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color="#808080" loext:opacity="100%" fo:font-size="9pt" officeooo:rsid="003a6be9" officeooo:paragraph-rsid="003a6be9" style:font-size-asian="9pt" style:font-size-complex="9pt"/>
    </style:style>
    <style:style style:name="P80" style:family="paragraph" style:parent-style-name="Standard">
      <style:paragraph-properties fo:margin-top="0.035cm" fo:margin-bottom="0.035cm" style:contextual-spacing="false"/>
      <style:text-properties fo:color="#808080" loext:opacity="100%" style:font-name="Calibri3" fo:font-size="9pt" fo:font-weight="normal" officeooo:rsid="00676dde" officeooo:paragraph-rsid="00676dde" style:font-name-asian="Microsoft YaHei" style:font-size-asian="9pt" style:font-weight-asian="normal" style:font-name-complex="Lucida Sans" style:font-size-complex="9pt" style:font-weight-complex="normal"/>
    </style:style>
    <style:style style:name="P81" style:family="paragraph" style:parent-style-name="Table_20_Contents">
      <style:text-properties fo:color="#808080" loext:opacity="100%" officeooo:rsid="0084ebf5" officeooo:paragraph-rsid="0084ebf5"/>
    </style:style>
    <style:style style:name="P82" style:family="paragraph" style:parent-style-name="Standard">
      <style:text-properties officeooo:paragraph-rsid="006a5c87"/>
    </style:style>
    <style:style style:name="P83" style:family="paragraph" style:parent-style-name="Standard">
      <style:paragraph-properties fo:margin-top="0cm" fo:margin-bottom="0.106cm" style:contextual-spacing="false"/>
      <style:text-properties fo:color="#000000" loext:opacity="100%" style:font-name="Calibri3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84" style:family="paragraph" style:parent-style-name="Standard">
      <style:paragraph-properties fo:margin-top="0.035cm" fo:margin-bottom="0.071cm" style:contextual-spacing="false"/>
      <style:text-properties officeooo:paragraph-rsid="006ce77a"/>
    </style:style>
    <style:style style:name="P85" style:family="paragraph" style:parent-style-name="Standard">
      <style:text-properties officeooo:paragraph-rsid="0072c857"/>
    </style:style>
    <style:style style:name="P86" style:family="paragraph" style:parent-style-name="Table_20_Contents">
      <style:text-properties officeooo:paragraph-rsid="0072c857"/>
    </style:style>
    <style:style style:name="P87" style:family="paragraph" style:parent-style-name="Standard">
      <style:paragraph-properties fo:break-before="auto" fo:break-after="auto"/>
    </style:style>
    <style:style style:name="P88" style:family="paragraph" style:parent-style-name="Table_20_Contents">
      <style:text-properties fo:font-weight="bold" officeooo:rsid="0020bdac" officeooo:paragraph-rsid="0072c857" style:font-weight-asian="bold" style:font-weight-complex="bold"/>
    </style:style>
    <style:style style:name="P89" style:family="paragraph" style:parent-style-name="Table_20_Contents">
      <style:text-properties fo:font-weight="bold" officeooo:paragraph-rsid="008fadf3" style:font-weight-asian="bold" style:font-weight-complex="bold"/>
    </style:style>
    <style:style style:name="P90" style:family="paragraph" style:parent-style-name="Table_20_Contents">
      <style:paragraph-properties>
        <style:tab-stops>
          <style:tab-stop style:position="5.503cm"/>
        </style:tab-stops>
      </style:paragraph-properties>
      <style:text-properties officeooo:paragraph-rsid="0072c857"/>
    </style:style>
    <style:style style:name="P91" style:family="paragraph" style:parent-style-name="Table_20_Contents">
      <style:text-properties officeooo:rsid="0023ca8c" officeooo:paragraph-rsid="0072c857"/>
    </style:style>
    <style:style style:name="P92" style:family="paragraph" style:parent-style-name="Table_20_Contents">
      <style:text-properties officeooo:rsid="0020e979" officeooo:paragraph-rsid="0072c857"/>
    </style:style>
    <style:style style:name="P93" style:family="paragraph" style:parent-style-name="Text_20_body">
      <style:text-properties officeooo:paragraph-rsid="0079506e"/>
    </style:style>
    <style:style style:name="P94" style:family="paragraph" style:parent-style-name="Text_20_body">
      <style:text-properties officeooo:rsid="0079506e" officeooo:paragraph-rsid="007aacb0"/>
    </style:style>
    <style:style style:name="P95" style:family="paragraph" style:parent-style-name="Text_20_body">
      <style:text-properties officeooo:paragraph-rsid="007dd107"/>
    </style:style>
    <style:style style:name="P96" style:family="paragraph" style:parent-style-name="Standard">
      <style:text-properties officeooo:paragraph-rsid="008cff7a"/>
    </style:style>
    <style:style style:name="P97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3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98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3" fo:font-size="9pt" fo:font-style="italic" officeooo:rsid="0033bc01" officeooo:paragraph-rsid="0033bc01" style:font-size-asian="9pt" style:font-style-asian="italic" style:font-name-complex="Courier New" style:font-size-complex="9pt" style:font-style-complex="italic"/>
    </style:style>
    <style:style style:name="P99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3" fo:font-size="9pt" fo:font-style="italic" officeooo:rsid="0033bc01" officeooo:paragraph-rsid="0075248c" style:font-size-asian="9pt" style:font-style-asian="italic" style:font-name-complex="Courier New" style:font-size-complex="9pt" style:font-style-complex="italic"/>
    </style:style>
    <style:style style:name="P100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3" fo:font-size="9pt" fo:font-style="italic" officeooo:rsid="00189b5e" officeooo:paragraph-rsid="003bc8b9" style:font-size-asian="9pt" style:font-style-asian="italic" style:font-name-complex="Courier New" style:font-size-complex="9pt" style:font-style-complex="italic"/>
    </style:style>
    <style:style style:name="P101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3" fo:font-size="9pt" fo:font-style="italic" officeooo:rsid="001be741" officeooo:paragraph-rsid="0033bc01" style:font-size-asian="9pt" style:font-style-asian="italic" style:font-name-complex="Courier New" style:font-size-complex="9pt" style:font-style-complex="italic"/>
    </style:style>
    <style:style style:name="P102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50115" officeooo:paragraph-rsid="003bc8b9" style:font-size-asian="9pt" style:font-style-asian="italic" style:font-name-complex="Courier New" style:font-size-complex="9pt" style:font-style-complex="italic"/>
    </style:style>
    <style:style style:name="P103" style:family="paragraph" style:parent-style-name="Table_20_Contents">
      <style:paragraph-properties fo:text-align="start" style:justify-single-word="false"/>
      <style:text-properties officeooo:paragraph-rsid="00696b03"/>
    </style:style>
    <style:style style:name="P104" style:family="paragraph" style:parent-style-name="Preformatted_20_Text">
      <style:paragraph-properties fo:margin-top="0cm" fo:margin-bottom="0.101cm" style:contextual-spacing="false"/>
      <style:text-properties style:font-name="Calibri3" fo:font-size="8pt" officeooo:paragraph-rsid="009cad2b" style:font-size-asian="8pt" style:font-size-complex="8pt"/>
    </style:style>
    <style:style style:name="P105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106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107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P108" style:family="paragraph" style:parent-style-name="Heading_20_2">
      <style:text-properties style:font-name="Calibri3" officeooo:paragraph-rsid="003bc8b9"/>
    </style:style>
    <style:style style:name="P109" style:family="paragraph" style:parent-style-name="Heading_20_2">
      <style:text-properties style:font-name="Calibri3" officeooo:paragraph-rsid="003c7ead"/>
    </style:style>
    <style:style style:name="P110" style:family="paragraph" style:parent-style-name="Heading_20_2">
      <style:text-properties style:font-name="Calibri3" officeooo:paragraph-rsid="0073b38f"/>
    </style:style>
    <style:style style:name="P111" style:family="paragraph" style:parent-style-name="Heading_20_2">
      <style:text-properties officeooo:paragraph-rsid="0063e06b"/>
    </style:style>
    <style:style style:name="P112" style:family="paragraph" style:parent-style-name="Heading_20_2">
      <style:text-properties officeooo:rsid="00474d45" officeooo:paragraph-rsid="0081c5e3"/>
    </style:style>
    <style:style style:name="P113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3" fo:font-size="9pt" fo:font-style="italic" officeooo:rsid="0033bc01" officeooo:paragraph-rsid="0097aaf9" style:font-size-asian="9pt" style:font-style-asian="italic" style:font-name-complex="Courier New" style:font-size-complex="9pt" style:font-style-complex="italic"/>
    </style:style>
    <style:style style:name="P114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3" fo:font-size="9pt" fo:font-style="italic" officeooo:rsid="00189b5e" officeooo:paragraph-rsid="0098241b" style:font-size-asian="9pt" style:font-style-asian="italic" style:font-name-complex="Courier New" style:font-size-complex="9pt" style:font-style-complex="italic"/>
    </style:style>
    <style:style style:name="P115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3" fo:font-size="9pt" fo:font-style="italic" officeooo:rsid="00189b5e" officeooo:paragraph-rsid="009cad2b" style:font-size-asian="9pt" style:font-style-asian="italic" style:font-name-complex="Courier New" style:font-size-complex="9pt" style:font-style-complex="italic"/>
    </style:style>
    <style:style style:name="P116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97aaf9" style:font-size-asian="9pt" style:font-size-complex="9pt"/>
    </style:style>
    <style:style style:name="P117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3" fo:font-size="9pt" officeooo:paragraph-rsid="0033bc01" style:font-size-asian="9pt" style:font-size-complex="9pt"/>
    </style:style>
    <style:style style:name="P118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rsid="00357f45" officeooo:paragraph-rsid="006c853f" style:font-size-asian="9pt" style:font-name-complex="Courier New" style:font-size-complex="9pt"/>
    </style:style>
    <style:style style:name="P119" style:family="paragraph" style:parent-style-name="Standard">
      <style:paragraph-properties fo:margin-top="0.035cm" fo:margin-bottom="0.071cm" style:contextual-spacing="false" fo:text-align="start" style:justify-single-word="false"/>
      <style:text-properties style:font-name="Calibri3" fo:font-size="9pt" officeooo:rsid="00357f45" officeooo:paragraph-rsid="006c853f" style:font-size-asian="9pt" style:font-name-complex="Courier New" style:font-size-complex="9pt"/>
    </style:style>
    <style:style style:name="P120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rsid="00357f45" officeooo:paragraph-rsid="009dc963" style:font-size-asian="9pt" style:font-name-complex="Courier New" style:font-size-complex="9pt"/>
    </style:style>
    <style:style style:name="P121" style:family="paragraph" style:parent-style-name="Standard">
      <style:paragraph-properties fo:margin-top="0.035cm" fo:margin-bottom="0.071cm" style:contextual-spacing="false" fo:text-align="start" style:justify-single-word="false"/>
      <style:text-properties style:font-name="Calibri3" fo:font-size="9pt" officeooo:rsid="00357f45" officeooo:paragraph-rsid="009dc963" style:font-size-asian="9pt" style:font-name-complex="Courier New" style:font-size-complex="9pt"/>
    </style:style>
    <style:style style:name="P122" style:family="paragraph" style:parent-style-name="Standard">
      <style:paragraph-properties fo:margin-top="0.035cm" fo:margin-bottom="0.035cm" style:contextual-spacing="false"/>
      <style:text-properties style:font-name="Calibri3" fo:font-size="9pt" fo:font-style="normal" fo:font-weight="bold" officeooo:rsid="006ce77a" officeooo:paragraph-rsid="009cad2b" style:font-size-asian="9pt" style:font-style-asian="normal" style:font-weight-asian="bold" style:font-name-complex="Courier New" style:font-size-complex="9pt" style:font-style-complex="normal" style:font-weight-complex="bold"/>
    </style:style>
    <style:style style:name="P123" style:family="paragraph" style:parent-style-name="Standard">
      <style:paragraph-properties fo:margin-top="0.035cm" fo:margin-bottom="0.071cm" style:contextual-spacing="false"/>
      <style:text-properties style:font-name="Calibri3" fo:font-size="9pt" fo:font-style="normal" fo:font-weight="normal" officeooo:paragraph-rsid="006ce77a" style:font-size-asian="9pt" style:font-style-asian="normal" style:font-weight-asian="normal" style:font-size-complex="9pt" style:font-style-complex="normal" style:font-weight-complex="normal"/>
    </style:style>
    <style:style style:name="P124" style:family="paragraph" style:parent-style-name="Standard">
      <style:paragraph-properties fo:margin-top="0.035cm" fo:margin-bottom="0.035cm" style:contextual-spacing="false"/>
      <style:text-properties style:font-name="Calibri3" fo:font-size="9pt" fo:font-weight="bold" officeooo:rsid="006ce77a" officeooo:paragraph-rsid="009cad2b" style:font-size-asian="9pt" style:font-weight-asian="bold" style:font-name-complex="Courier New" style:font-size-complex="9pt" style:font-weight-complex="bold"/>
    </style:style>
    <style:style style:name="P12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fo:font-weight="bold" officeooo:rsid="006ce77a" officeooo:paragraph-rsid="009cad2b" style:font-size-asian="9pt" style:font-weight-asian="bold" style:font-name-complex="Courier New" style:font-size-complex="9pt" style:font-weight-complex="bold"/>
    </style:style>
    <style:style style:name="P126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fo:font-weight="bold" officeooo:rsid="006ce77a" officeooo:paragraph-rsid="009dc963" style:font-size-asian="9pt" style:font-weight-asian="bold" style:font-name-complex="Courier New" style:font-size-complex="9pt" style:font-weight-complex="bold"/>
    </style:style>
    <style:style style:name="P127" style:family="paragraph" style:parent-style-name="Standard">
      <style:text-properties officeooo:paragraph-rsid="009dc963"/>
    </style:style>
    <style:style style:name="P128" style:family="paragraph" style:parent-style-name="Table_20_Contents">
      <style:text-properties fo:font-weight="normal" officeooo:paragraph-rsid="008fadf3" style:font-weight-asian="normal" style:font-weight-complex="normal"/>
    </style:style>
    <style:style style:name="P129" style:family="paragraph" style:parent-style-name="Table_20_Contents">
      <style:paragraph-properties fo:text-align="start" style:justify-single-word="false"/>
      <style:text-properties fo:font-size="9pt" officeooo:rsid="0097aaf9" officeooo:paragraph-rsid="0097aaf9" style:font-size-asian="9pt" style:font-size-complex="9pt"/>
    </style:style>
    <style:style style:name="P130" style:family="paragraph" style:parent-style-name="Table_20_Contents">
      <style:paragraph-properties fo:text-align="start" style:justify-single-word="false"/>
      <style:text-properties fo:font-size="9pt" officeooo:paragraph-rsid="0098241b" style:font-size-asian="9pt" style:font-size-complex="9pt"/>
    </style:style>
    <style:style style:name="P131" style:family="paragraph" style:parent-style-name="Table_20_Contents">
      <style:paragraph-properties fo:text-align="start" style:justify-single-word="false"/>
      <style:text-properties fo:font-size="9pt" officeooo:paragraph-rsid="009979de" style:font-size-asian="9pt" style:font-size-complex="9pt"/>
    </style:style>
    <style:style style:name="P132" style:family="paragraph" style:parent-style-name="Table_20_Contents">
      <style:paragraph-properties fo:text-align="start" style:justify-single-word="false"/>
      <style:text-properties fo:font-size="9pt" officeooo:rsid="001e1812" officeooo:paragraph-rsid="0098241b" style:font-size-asian="9pt" style:font-size-complex="9pt"/>
    </style:style>
    <style:style style:name="P133" style:family="paragraph" style:parent-style-name="Table_20_Contents">
      <style:paragraph-properties fo:text-align="start" style:justify-single-word="false"/>
      <style:text-properties fo:font-size="9pt" officeooo:rsid="001e1812" officeooo:paragraph-rsid="009cad2b" style:font-size-asian="9pt" style:font-size-complex="9pt"/>
    </style:style>
    <style:style style:name="P134" style:family="paragraph" style:parent-style-name="Table_20_Contents">
      <style:paragraph-properties fo:text-align="start" style:justify-single-word="false"/>
      <style:text-properties fo:font-size="9pt" officeooo:rsid="009cad2b" officeooo:paragraph-rsid="009cad2b" style:font-size-asian="9pt" style:font-size-complex="9pt"/>
    </style:style>
    <style:style style:name="P135" style:family="paragraph" style:parent-style-name="Table_20_Contents">
      <style:text-properties style:font-name="Calibri1" fo:font-size="9pt" officeooo:rsid="006c853f" officeooo:paragraph-rsid="006c853f" style:font-size-asian="9pt" style:font-size-complex="9pt"/>
    </style:style>
    <style:style style:name="P136" style:family="paragraph" style:parent-style-name="Table_20_Contents">
      <style:text-properties style:font-name="Calibri1" fo:font-size="9pt" officeooo:rsid="006c853f" officeooo:paragraph-rsid="009dc963" style:font-size-asian="9pt" style:font-size-complex="9pt"/>
    </style:style>
    <style:style style:name="P137" style:family="paragraph" style:parent-style-name="Table_20_Contents">
      <style:paragraph-properties fo:margin-top="0cm" fo:margin-bottom="0.101cm" style:contextual-spacing="false" fo:text-align="start" style:justify-single-word="false"/>
      <style:text-properties style:font-name="Calibri3" fo:font-size="9pt" officeooo:rsid="003a6be9" officeooo:paragraph-rsid="009cad2b" style:font-size-asian="9pt" style:font-size-complex="9pt"/>
    </style:style>
    <style:style style:name="T1" style:family="text">
      <style:text-properties officeooo:rsid="00187db9"/>
    </style:style>
    <style:style style:name="T2" style:family="text">
      <style:text-properties style:font-name="Calibri" fo:font-style="normal" officeooo:rsid="0037f642" style:font-name-asian="Microsoft YaHei" style:font-name-complex="Lucida Sans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6abef"/>
    </style:style>
    <style:style style:name="T5" style:family="text">
      <style:text-properties fo:color="#000000" loext:opacity="100%" style:font-name="Calibri4"/>
    </style:style>
    <style:style style:name="T6" style:family="text">
      <style:text-properties fo:color="#000000" loext:opacity="100%" style:font-name="Calibri3" fo:font-size="9pt" officeooo:rsid="00696b03" style:font-size-asian="9pt" style:font-size-complex="9pt"/>
    </style:style>
    <style:style style:name="T7" style:family="text">
      <style:text-properties fo:color="#000000" loext:opacity="100%" style:font-name="Calibri3" fo:font-size="8pt" officeooo:rsid="00696b03" style:font-size-asian="8pt" style:font-size-complex="8pt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style:use-window-font-color="true" loext:opacity="0%" officeooo:rsid="0016abef"/>
    </style:style>
    <style:style style:name="T10" style:family="text">
      <style:text-properties style:use-window-font-color="true" loext:opacity="0%" style:font-name="Bahnschrift Light" fo:font-size="8pt" style:font-size-asian="8pt" style:font-size-complex="8pt"/>
    </style:style>
    <style:style style:name="T11" style:family="text">
      <style:text-properties style:font-name-complex="Courier New"/>
    </style:style>
    <style:style style:name="T12" style:family="text">
      <style:text-properties officeooo:rsid="00189b5e" style:font-name-complex="Courier New"/>
    </style:style>
    <style:style style:name="T13" style:family="text">
      <style:text-properties officeooo:rsid="001be741" style:font-name-complex="Courier New"/>
    </style:style>
    <style:style style:name="T14" style:family="text">
      <style:text-properties officeooo:rsid="001d3346" style:font-name-complex="Courier New"/>
    </style:style>
    <style:style style:name="T15" style:family="text">
      <style:text-properties officeooo:rsid="001ee4fa" style:font-name-complex="Courier New"/>
    </style:style>
    <style:style style:name="T16" style:family="text">
      <style:text-properties officeooo:rsid="002158b6" style:font-name-complex="Courier New"/>
    </style:style>
    <style:style style:name="T17" style:family="text">
      <style:text-properties officeooo:rsid="00357f45" style:font-name-complex="Courier New"/>
    </style:style>
    <style:style style:name="T18" style:family="text">
      <style:text-properties fo:color="#808080" loext:opacity="100%"/>
    </style:style>
    <style:style style:name="T19" style:family="text">
      <style:text-properties fo:color="#808080" loext:opacity="100%" style:font-name="Calibri3" fo:font-size="9pt" fo:font-style="normal" fo:font-weight="normal" officeooo:rsid="00357f45" style:font-size-asian="9pt" style:font-style-asian="normal" style:font-weight-asian="normal" style:font-size-complex="9pt" style:font-style-complex="normal" style:font-weight-complex="normal"/>
    </style:style>
    <style:style style:name="T20" style:family="text">
      <style:text-properties fo:color="#808080" loext:opacity="100%" officeooo:rsid="00357f45"/>
    </style:style>
    <style:style style:name="T21" style:family="text">
      <style:text-properties fo:color="#808080" loext:opacity="100%" style:font-name="Bahnschrift Light"/>
    </style:style>
    <style:style style:name="T22" style:family="text">
      <style:text-properties fo:color="#808080" loext:opacity="100%" style:font-name="Bahnschrift Light" fo:font-size="8pt" style:font-size-asian="8pt" style:font-size-complex="8pt"/>
    </style:style>
    <style:style style:name="T23" style:family="text">
      <style:text-properties fo:color="#808080" loext:opacity="100%" style:font-name="Bahnschrift Light" fo:font-size="8pt" officeooo:rsid="00948e85" style:font-size-asian="8pt" style:font-size-complex="8pt"/>
    </style:style>
    <style:style style:name="T24" style:family="text">
      <style:text-properties fo:color="#808080" loext:opacity="100%" style:font-name="Bahnschrift Light" officeooo:rsid="0079506e"/>
    </style:style>
    <style:style style:name="T25" style:family="text">
      <style:text-properties fo:color="#808080" loext:opacity="100%" style:font-name="Bahnschrift Light" officeooo:rsid="007efcd1"/>
    </style:style>
    <style:style style:name="T26" style:family="text">
      <style:text-properties fo:color="#808080" loext:opacity="100%" officeooo:rsid="00606480"/>
    </style:style>
    <style:style style:name="T27" style:family="text">
      <style:text-properties fo:color="#808080" loext:opacity="100%" style:font-name="Calibri4"/>
    </style:style>
    <style:style style:name="T28" style:family="text">
      <style:text-properties fo:color="#808080" loext:opacity="100%" officeooo:rsid="006706eb"/>
    </style:style>
    <style:style style:name="T29" style:family="text">
      <style:text-properties fo:color="#808080" loext:opacity="100%" officeooo:rsid="00357f45" style:font-name-complex="Courier New"/>
    </style:style>
    <style:style style:name="T30" style:family="text">
      <style:text-properties fo:font-size="8pt" officeooo:rsid="0023ca8c" style:font-size-asian="8pt" style:font-size-complex="8pt"/>
    </style:style>
    <style:style style:name="T31" style:family="text">
      <style:text-properties officeooo:rsid="00189b5e"/>
    </style:style>
    <style:style style:name="T32" style:family="text">
      <style:text-properties officeooo:rsid="001a3404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a3404" style:font-weight-asian="bold" style:font-weight-complex="bold"/>
    </style:style>
    <style:style style:name="T35" style:family="text">
      <style:text-properties fo:font-weight="bold" officeooo:rsid="00336512" style:font-weight-asian="bold" style:font-weight-complex="bold"/>
    </style:style>
    <style:style style:name="T36" style:family="text">
      <style:text-properties fo:font-weight="bold" officeooo:rsid="0031daba" style:font-name-asian="NSimSun1" style:font-weight-asian="bold" style:font-name-complex="Liberation Mono" style:font-weight-complex="bold"/>
    </style:style>
    <style:style style:name="T37" style:family="text">
      <style:text-properties style:font-name="Calibri1"/>
    </style:style>
    <style:style style:name="T38" style:family="text">
      <style:text-properties style:font-name="Calibri1" fo:font-size="9pt" officeooo:rsid="003e6f1c" style:font-size-asian="9pt" style:font-size-complex="9pt"/>
    </style:style>
    <style:style style:name="T39" style:family="text">
      <style:text-properties style:font-name="Calibri1" officeooo:rsid="001be741"/>
    </style:style>
    <style:style style:name="T40" style:family="text">
      <style:text-properties style:font-name="Calibri1" officeooo:rsid="001d3346"/>
    </style:style>
    <style:style style:name="T41" style:family="text">
      <style:text-properties style:font-name="Calibri1" officeooo:rsid="001e1812"/>
    </style:style>
    <style:style style:name="T42" style:family="text">
      <style:text-properties style:font-name="Calibri1" officeooo:rsid="002158b6"/>
    </style:style>
    <style:style style:name="T43" style:family="text">
      <style:text-properties style:font-name="Calibri1" officeooo:rsid="0023125b"/>
    </style:style>
    <style:style style:name="T44" style:family="text">
      <style:text-properties style:font-name="Calibri1" fo:font-style="italic" officeooo:rsid="0023125b" style:font-style-asian="italic" style:font-style-complex="italic"/>
    </style:style>
    <style:style style:name="T45" style:family="text">
      <style:text-properties style:font-name="Calibri1" fo:font-style="italic" officeooo:rsid="001be741" style:font-style-asian="italic" style:font-style-complex="italic"/>
    </style:style>
    <style:style style:name="T46" style:family="text">
      <style:text-properties style:font-name="Calibri1" fo:font-style="italic" officeooo:rsid="001d3346" style:font-style-asian="italic" style:font-style-complex="italic"/>
    </style:style>
    <style:style style:name="T47" style:family="text">
      <style:text-properties style:font-name="Calibri1" fo:font-style="italic" officeooo:rsid="00261907" style:font-style-asian="italic" style:font-style-complex="italic"/>
    </style:style>
    <style:style style:name="T48" style:family="text">
      <style:text-properties style:font-name="Calibri1" fo:font-style="italic" officeooo:rsid="0098241b" style:font-style-asian="italic" style:font-style-complex="italic"/>
    </style:style>
    <style:style style:name="T49" style:family="text">
      <style:text-properties style:font-name="Calibri1" fo:font-style="italic" officeooo:rsid="009979de" style:font-style-asian="italic" style:font-style-complex="italic"/>
    </style:style>
    <style:style style:name="T50" style:family="text">
      <style:text-properties style:font-name="Calibri1" officeooo:rsid="0025e125"/>
    </style:style>
    <style:style style:name="T51" style:family="text">
      <style:text-properties style:font-name="Calibri1" officeooo:rsid="003e6f1c"/>
    </style:style>
    <style:style style:name="T52" style:family="text">
      <style:text-properties style:font-name="Calibri1" officeooo:rsid="008b4e6e"/>
    </style:style>
    <style:style style:name="T53" style:family="text">
      <style:text-properties style:font-name="Calibri1" officeooo:rsid="0098241b"/>
    </style:style>
    <style:style style:name="T54" style:family="text">
      <style:text-properties style:font-name="Calibri1" officeooo:rsid="009979de"/>
    </style:style>
    <style:style style:name="T55" style:family="text">
      <style:text-properties style:font-name="Calibri1" officeooo:rsid="009cad2b"/>
    </style:style>
    <style:style style:name="T56" style:family="text">
      <style:text-properties style:font-name="Calibri1" fo:font-weight="normal" officeooo:rsid="0098241b" style:font-weight-asian="normal" style:font-weight-complex="normal"/>
    </style:style>
    <style:style style:name="T57" style:family="text">
      <style:text-properties style:font-name="Calibri1" fo:font-weight="normal" officeooo:rsid="009cad2b" style:font-weight-asian="normal" style:font-weight-complex="normal"/>
    </style:style>
    <style:style style:name="T58" style:family="text">
      <style:text-properties officeooo:rsid="001be741"/>
    </style:style>
    <style:style style:name="T59" style:family="text">
      <style:text-properties style:font-name="Calibri3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font-name="Calibri3" fo:font-size="9pt" fo:font-style="normal" fo:font-weight="normal" officeooo:rsid="00357f45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style:font-name="Calibri3" style:font-name-complex="Courier New"/>
    </style:style>
    <style:style style:name="T62" style:family="text">
      <style:text-properties officeooo:rsid="001d3346"/>
    </style:style>
    <style:style style:name="T63" style:family="text">
      <style:text-properties officeooo:rsid="001e1812"/>
    </style:style>
    <style:style style:name="T64" style:family="text">
      <style:text-properties officeooo:rsid="001ee4fa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01ee4fa" style:font-style-asian="italic" style:font-style-complex="italic"/>
    </style:style>
    <style:style style:name="T67" style:family="text">
      <style:text-properties fo:font-style="italic" officeooo:rsid="00261907" style:font-style-asian="italic" style:font-style-complex="italic"/>
    </style:style>
    <style:style style:name="T68" style:family="text">
      <style:text-properties fo:font-style="italic" officeooo:rsid="001a3404" style:font-style-asian="italic" style:font-style-complex="italic"/>
    </style:style>
    <style:style style:name="T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officeooo:rsid="0020bdac"/>
    </style:style>
    <style:style style:name="T71" style:family="text">
      <style:text-properties officeooo:rsid="0020e979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336512" style:font-weight-asian="normal" style:font-weight-complex="normal"/>
    </style:style>
    <style:style style:name="T74" style:family="text">
      <style:text-properties fo:font-weight="normal" officeooo:rsid="002c0a74" style:font-weight-asian="normal" style:font-weight-complex="normal"/>
    </style:style>
    <style:style style:name="T75" style:family="text">
      <style:text-properties fo:font-weight="normal" officeooo:rsid="009153e1" style:font-weight-asian="normal" style:font-weight-complex="normal"/>
    </style:style>
    <style:style style:name="T76" style:family="text">
      <style:text-properties fo:font-weight="normal" officeooo:rsid="009cad2b" style:font-weight-asian="normal" style:font-weight-complex="normal"/>
    </style:style>
    <style:style style:name="T77" style:family="text">
      <style:text-properties fo:font-weight="normal" officeooo:rsid="001e1812" style:font-weight-asian="normal" style:font-weight-complex="normal"/>
    </style:style>
    <style:style style:name="T78" style:family="text">
      <style:text-properties officeooo:rsid="00223f03"/>
    </style:style>
    <style:style style:name="T79" style:family="text">
      <style:text-properties officeooo:rsid="0023ca8c"/>
    </style:style>
    <style:style style:name="T80" style:family="text">
      <style:text-properties style:font-name="Bahnschrift Light"/>
    </style:style>
    <style:style style:name="T81" style:family="text">
      <style:text-properties style:font-name="Bahnschrift Light" fo:font-size="8pt" style:font-size-asian="8pt" style:font-size-complex="8pt"/>
    </style:style>
    <style:style style:name="T82" style:family="text">
      <style:text-properties style:font-name="Bahnschrift Light" fo:font-size="8pt" officeooo:rsid="00948e85" style:font-size-asian="8pt" style:font-size-complex="8pt"/>
    </style:style>
    <style:style style:name="T83" style:family="text">
      <style:text-properties officeooo:rsid="002a0ac9"/>
    </style:style>
    <style:style style:name="T84" style:family="text">
      <style:text-properties officeooo:rsid="0031daba"/>
    </style:style>
    <style:style style:name="T85" style:family="text">
      <style:text-properties officeooo:rsid="00350115"/>
    </style:style>
    <style:style style:name="T86" style:family="text">
      <style:text-properties officeooo:rsid="00357f45"/>
    </style:style>
    <style:style style:name="T87" style:family="text">
      <style:text-properties fo:font-size="10.5pt" fo:font-weight="bold" officeooo:rsid="00357f4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88" style:family="text">
      <style:text-properties officeooo:rsid="003a6be9"/>
    </style:style>
    <style:style style:name="T89" style:family="text">
      <style:text-properties officeooo:rsid="003c7ead"/>
    </style:style>
    <style:style style:name="T90" style:family="text">
      <style:text-properties style:font-name-asian="Microsoft YaHei" style:font-name-complex="Lucida Sans"/>
    </style:style>
    <style:style style:name="T91" style:family="text">
      <style:text-properties officeooo:rsid="0037f642" style:font-name-asian="Microsoft YaHei" style:font-name-complex="Lucida Sans"/>
    </style:style>
    <style:style style:name="T92" style:family="text">
      <style:text-properties officeooo:rsid="0042c600"/>
    </style:style>
    <style:style style:name="T93" style:family="text">
      <style:text-properties fo:color="#2b3789" loext:opacity="100%" style:font-name="Bahnschrift Light" fo:font-size="8pt" fo:font-weight="normal" style:font-size-asian="8pt" style:font-weight-asian="normal" style:font-size-complex="8pt" style:font-weight-complex="normal"/>
    </style:style>
    <style:style style:name="T94" style:family="text">
      <style:text-properties fo:color="#2b3789" loext:opacity="100%" style:font-name="Bahnschrift Light" fo:font-size="8pt" style:font-size-asian="8pt" style:font-size-complex="8pt"/>
    </style:style>
    <style:style style:name="T95" style:family="text">
      <style:text-properties fo:color="#2b3789" loext:opacity="100%" style:font-name="Calibri1" fo:font-weight="normal" officeooo:rsid="0098241b" style:font-weight-asian="normal" style:font-weight-complex="normal"/>
    </style:style>
    <style:style style:name="T96" style:family="text">
      <style:text-properties fo:color="#2b3789" loext:opacity="100%" style:font-name="Calibri1" fo:font-weight="normal" officeooo:rsid="009cad2b" style:font-weight-asian="normal" style:font-weight-complex="normal"/>
    </style:style>
    <style:style style:name="T97" style:family="text">
      <style:text-properties fo:color="#2b3789" loext:opacity="100%" style:font-name="Calibri1" fo:font-size="9pt" fo:font-style="normal" fo:font-weight="normal" officeooo:rsid="0098241b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98" style:family="text">
      <style:text-properties fo:color="#2b3789" loext:opacity="100%" style:font-name="Calibri1" fo:font-size="9pt" fo:font-style="normal" fo:font-weight="normal" officeooo:rsid="009cad2b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99" style:family="text">
      <style:text-properties fo:color="#2b3789" loext:opacity="100%" style:font-name="Calibri1" fo:font-size="9pt" fo:font-style="normal" fo:font-weight="normal" officeooo:rsid="009cad2b" style:font-name-asian="NSimSun1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100" style:family="text">
      <style:text-properties fo:color="#2b3789" loext:opacity="100%" style:font-name="Calibri1" fo:font-style="normal" fo:font-weight="normal" officeooo:rsid="0098241b" style:font-style-asian="normal" style:font-weight-asian="normal" style:font-style-complex="normal" style:font-weight-complex="normal"/>
    </style:style>
    <style:style style:name="T101" style:family="text">
      <style:text-properties fo:color="#2b3789" loext:opacity="100%" style:font-name="Calibri1" fo:font-style="normal" fo:font-weight="normal" officeooo:rsid="009cad2b" style:font-style-asian="normal" style:font-weight-asian="normal" style:font-style-complex="normal" style:font-weight-complex="normal"/>
    </style:style>
    <style:style style:name="T102" style:family="text">
      <style:text-properties fo:color="#2b3789" loext:opacity="100%" style:font-name="Calibri1" fo:font-style="normal" fo:font-weight="normal" officeooo:rsid="009dc963" style:font-style-asian="normal" style:font-weight-asian="normal" style:font-style-complex="normal" style:font-weight-complex="normal"/>
    </style:style>
    <style:style style:name="T103" style:family="text">
      <style:text-properties fo:color="#2b3789" loext:opacity="100%" style:font-name="Calibri1" fo:font-style="normal" fo:font-weight="normal" officeooo:rsid="009cad2b" style:font-name-asian="NSimSun1" style:font-style-asian="normal" style:font-weight-asian="normal" style:font-name-complex="Courier New" style:font-style-complex="normal" style:font-weight-complex="normal"/>
    </style:style>
    <style:style style:name="T104" style:family="text">
      <style:text-properties fo:color="#2b3789" loext:opacity="100%" fo:font-weight="normal" officeooo:rsid="00336512" style:font-weight-asian="normal" style:font-weight-complex="normal"/>
    </style:style>
    <style:style style:name="T105" style:family="text">
      <style:text-properties fo:color="#2b3789" loext:opacity="100%" fo:font-weight="normal" officeooo:rsid="0067353f" style:font-weight-asian="normal" style:font-weight-complex="normal"/>
    </style:style>
    <style:style style:name="T106" style:family="text">
      <style:text-properties fo:color="#2b3789" loext:opacity="100%" fo:font-weight="normal" officeooo:rsid="009cad2b" style:font-weight-asian="normal" style:font-weight-complex="normal"/>
    </style:style>
    <style:style style:name="T107" style:family="text">
      <style:text-properties fo:color="#2b3789" loext:opacity="100%" fo:font-weight="normal" officeooo:rsid="001e1812" style:font-weight-asian="normal" style:font-weight-complex="normal"/>
    </style:style>
    <style:style style:name="T108" style:family="text">
      <style:text-properties fo:color="#2b3789" loext:opacity="100%" fo:font-size="9pt" fo:font-weight="normal" officeooo:rsid="003a6be9" style:font-size-asian="9pt" style:font-weight-asian="normal" style:font-size-complex="9pt" style:font-weight-complex="normal"/>
    </style:style>
    <style:style style:name="T109" style:family="text">
      <style:text-properties fo:color="#2b3789" loext:opacity="100%" fo:font-size="9pt" fo:font-weight="normal" officeooo:rsid="0067353f" style:font-size-asian="9pt" style:font-weight-asian="normal" style:font-size-complex="9pt" style:font-weight-complex="normal"/>
    </style:style>
    <style:style style:name="T110" style:family="text">
      <style:text-properties fo:color="#2b3789" loext:opacity="100%" fo:font-size="9pt" fo:font-weight="normal" officeooo:rsid="006d43f8" style:font-name-asian="NSimSun1" style:font-size-asian="9pt" style:font-weight-asian="normal" style:font-name-complex="Liberation Mono" style:font-size-complex="9pt" style:font-weight-complex="normal"/>
    </style:style>
    <style:style style:name="T111" style:family="text">
      <style:text-properties fo:color="#2b3789" loext:opacity="100%" fo:font-size="9pt" fo:font-style="italic" fo:font-weight="normal" officeooo:rsid="006d43f8" style:font-name-asian="NSimSun1" style:font-size-asian="9pt" style:font-style-asian="italic" style:font-weight-asian="normal" style:font-name-complex="Liberation Mono" style:font-size-complex="9pt" style:font-style-complex="italic" style:font-weight-complex="normal"/>
    </style:style>
    <style:style style:name="T112" style:family="text">
      <style:text-properties fo:color="#2b3789" loext:opacity="100%" fo:font-size="9pt" fo:font-style="italic" fo:font-weight="normal" officeooo:rsid="0067353f" style:font-size-asian="9pt" style:font-style-asian="italic" style:font-weight-asian="normal" style:font-size-complex="9pt" style:font-style-complex="italic" style:font-weight-complex="normal"/>
    </style:style>
    <style:style style:name="T113" style:family="text">
      <style:text-properties fo:color="#2b3789" loext:opacity="100%" fo:font-size="9pt" fo:font-style="normal" fo:font-weight="normal" officeooo:rsid="009cad2b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114" style:family="text">
      <style:text-properties fo:color="#2b3789" loext:opacity="100%" fo:font-size="9pt" fo:font-style="normal" fo:font-weight="normal" officeooo:rsid="001e1812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115" style:family="text">
      <style:text-properties fo:color="#2b3789" loext:opacity="100%" fo:font-style="italic" fo:font-weight="normal" officeooo:rsid="009153e1" style:font-style-asian="italic" style:font-weight-asian="normal" style:font-style-complex="italic" style:font-weight-complex="normal"/>
    </style:style>
    <style:style style:name="T116" style:family="text">
      <style:text-properties fo:color="#2b3789" loext:opacity="100%" fo:font-style="italic" fo:font-weight="normal" officeooo:rsid="0067353f" style:font-style-asian="italic" style:font-weight-asian="normal" style:font-style-complex="italic" style:font-weight-complex="normal"/>
    </style:style>
    <style:style style:name="T117" style:family="text">
      <style:text-properties fo:color="#2b3789" loext:opacity="100%" fo:font-style="italic" officeooo:rsid="001ee4fa" style:font-style-asian="italic" style:font-name-complex="Courier New" style:font-style-complex="italic"/>
    </style:style>
    <style:style style:name="T118" style:family="text">
      <style:text-properties fo:color="#2b3789" loext:opacity="100%" fo:font-style="italic" officeooo:rsid="0033bc01" style:font-style-asian="italic" style:font-name-complex="Courier New" style:font-style-complex="italic"/>
    </style:style>
    <style:style style:name="T119" style:family="text">
      <style:text-properties fo:color="#2b3789" loext:opacity="100%" fo:font-style="normal" fo:font-weight="normal" officeooo:rsid="009cad2b" style:font-style-asian="normal" style:font-weight-asian="normal" style:font-style-complex="normal" style:font-weight-complex="normal"/>
    </style:style>
    <style:style style:name="T120" style:family="text">
      <style:text-properties fo:color="#2b3789" loext:opacity="100%" fo:font-style="normal" fo:font-weight="normal" officeooo:rsid="001e1812" style:font-style-asian="normal" style:font-weight-asian="normal" style:font-style-complex="normal" style:font-weight-complex="normal"/>
    </style:style>
    <style:style style:name="T121" style:family="text">
      <style:text-properties fo:color="#2b3789" loext:opacity="100%" fo:font-style="normal" fo:font-weight="normal" officeooo:rsid="009cad2b" style:font-style-asian="normal" style:font-weight-asian="normal" style:font-name-complex="Courier New" style:font-style-complex="normal" style:font-weight-complex="normal"/>
    </style:style>
    <style:style style:name="T122" style:family="text">
      <style:text-properties fo:color="#2b3789" loext:opacity="100%" fo:font-style="normal" fo:font-weight="normal" officeooo:rsid="001e1812" style:font-style-asian="normal" style:font-weight-asian="normal" style:font-name-complex="Courier New" style:font-style-complex="normal" style:font-weight-complex="normal"/>
    </style:style>
    <style:style style:name="T123" style:family="text">
      <style:text-properties officeooo:rsid="004b8f48"/>
    </style:style>
    <style:style style:name="T124" style:family="text">
      <style:text-properties fo:color="#9370db" loext:opacity="100%" style:font-name="Bahnschrift Light" fo:font-size="8pt" style:font-size-asian="8pt" style:font-size-complex="8pt"/>
    </style:style>
    <style:style style:name="T125" style:family="text">
      <style:text-properties officeooo:rsid="0052f637"/>
    </style:style>
    <style:style style:name="T126" style:family="text">
      <style:text-properties officeooo:rsid="0053cc72"/>
    </style:style>
    <style:style style:name="T127" style:family="text">
      <style:text-properties style:font-name="Calibri2" fo:font-size="10.5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8" style:family="text">
      <style:text-properties style:font-name="Calibri2" fo:font-size="10.5pt" fo:font-weight="bold" officeooo:rsid="0063e06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9" style:family="text">
      <style:text-properties style:font-name="Calibri2" fo:font-size="10.5pt" fo:font-weight="bold" officeooo:rsid="0077c2e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30" style:family="text">
      <style:text-properties style:font-name="Calibri2" fo:font-size="10.5pt" fo:font-weight="bold" officeooo:rsid="0078643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31" style:family="text">
      <style:text-properties style:font-name="Calibri2" fo:font-size="10.5pt" fo:font-weight="bold" officeooo:rsid="0079506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32" style:family="text">
      <style:text-properties style:font-name="Calibri2" fo:font-size="10.5pt" fo:font-weight="bold" officeooo:rsid="0081c5e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33" style:family="text">
      <style:text-properties fo:color="#c9211e" loext:opacity="100%"/>
    </style:style>
    <style:style style:name="T134" style:family="text">
      <style:text-properties fo:color="#c9211e" loext:opacity="100%" style:font-name="Bahnschrift Light1" fo:font-style="normal" officeooo:rsid="00284da2" style:font-style-asian="normal" style:font-name-complex="Courier New" style:font-style-complex="normal"/>
    </style:style>
    <style:style style:name="T135" style:family="text">
      <style:text-properties fo:color="#8b4513" loext:opacity="100%" style:font-name="Bahnschrift Light1" fo:font-size="8pt" fo:font-style="normal" style:font-size-asian="8pt" style:font-style-asian="normal" style:font-name-complex="Courier New" style:font-size-complex="8pt" style:font-style-complex="normal"/>
    </style:style>
    <style:style style:name="T136" style:family="text">
      <style:text-properties fo:color="#8b4513" loext:opacity="100%" style:font-name="Bahnschrift Light1" fo:font-size="8pt" fo:font-style="normal" officeooo:rsid="003a6be9" style:font-size-asian="8pt" style:font-style-asian="normal" style:font-name-complex="Courier New" style:font-size-complex="8pt" style:font-style-complex="normal"/>
    </style:style>
    <style:style style:name="T137" style:family="text">
      <style:text-properties fo:color="#8b4513" loext:opacity="100%" style:font-name="Bahnschrift Light1" fo:font-size="8pt" fo:font-style="normal" officeooo:rsid="0053cc72" style:font-size-asian="8pt" style:font-style-asian="normal" style:font-name-complex="Courier New" style:font-size-complex="8pt" style:font-style-complex="normal"/>
    </style:style>
    <style:style style:name="T138" style:family="text">
      <style:text-properties fo:color="#8b4513" loext:opacity="100%" style:font-name="Bahnschrift Light1" fo:font-size="8pt" style:font-size-asian="8pt" style:font-size-complex="8pt"/>
    </style:style>
    <style:style style:name="T139" style:family="text">
      <style:text-properties fo:color="#8b4513" loext:opacity="100%" style:font-name="Bahnschrift Light" fo:font-size="8pt" officeooo:rsid="00284da2" style:font-size-asian="8pt" style:font-size-complex="8pt"/>
    </style:style>
    <style:style style:name="T140" style:family="text">
      <style:text-properties fo:color="#8b4513" loext:opacity="100%" style:font-name="Bahnschrift Light" fo:font-size="8pt" officeooo:rsid="00696b03" style:font-size-asian="8pt" style:font-size-complex="8pt"/>
    </style:style>
    <style:style style:name="T141" style:family="text">
      <style:text-properties officeooo:rsid="005fe659"/>
    </style:style>
    <style:style style:name="T142" style:family="text">
      <style:text-properties officeooo:rsid="00606480"/>
    </style:style>
    <style:style style:name="T143" style:family="text">
      <style:text-properties officeooo:rsid="0060860a"/>
    </style:style>
    <style:style style:name="T144" style:family="text">
      <style:text-properties style:font-name="Calibri4"/>
    </style:style>
    <style:style style:name="T145" style:family="text">
      <style:text-properties officeooo:rsid="006706eb"/>
    </style:style>
    <style:style style:name="T146" style:family="text">
      <style:text-properties fo:font-size="9pt" officeooo:rsid="00696b03" style:font-size-asian="9pt" style:font-size-complex="9pt"/>
    </style:style>
    <style:style style:name="T147" style:family="text">
      <style:text-properties fo:font-size="9pt" officeooo:rsid="00284da2" style:font-size-asian="9pt" style:font-size-complex="9pt"/>
    </style:style>
    <style:style style:name="T148" style:family="text">
      <style:text-properties officeooo:rsid="00676dde"/>
    </style:style>
    <style:style style:name="T149" style:family="text">
      <style:text-properties fo:font-variant="normal" fo:text-transform="none" fo:color="#8b4513" loext:opacity="100%" style:font-name="Bahnschrift Light" fo:font-size="8pt" fo:letter-spacing="normal" fo:font-style="normal" fo:font-weight="normal" officeooo:rsid="007aacb0" style:font-size-asian="8pt" style:font-style-asian="italic" style:font-size-complex="8pt" style:font-style-complex="italic"/>
    </style:style>
    <style:style style:name="T150" style:family="text">
      <style:text-properties fo:font-variant="normal" fo:text-transform="none" fo:color="#8b4513" loext:opacity="100%" style:font-name="Bahnschrift Light" fo:font-size="8pt" fo:letter-spacing="normal" fo:font-style="normal" fo:font-weight="normal" officeooo:rsid="006ad226" style:font-size-asian="8pt" style:font-style-asian="italic" style:font-size-complex="8pt" style:font-style-complex="italic"/>
    </style:style>
    <style:style style:name="T151" style:family="text">
      <style:text-properties fo:font-variant="normal" fo:text-transform="none" fo:color="#1d1c1d" loext:opacity="100%" style:font-name="Calibri3" fo:font-size="9pt" fo:letter-spacing="normal" fo:font-style="normal" fo:font-weight="normal" style:font-size-asian="9pt" style:font-size-complex="9pt"/>
    </style:style>
    <style:style style:name="T152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77c2e9" style:font-size-asian="9pt" style:font-size-complex="9pt"/>
    </style:style>
    <style:style style:name="T153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79506e" style:font-size-asian="9pt" style:font-size-complex="9pt"/>
    </style:style>
    <style:style style:name="T154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7aacb0" style:font-size-asian="9pt" style:font-size-complex="9pt"/>
    </style:style>
    <style:style style:name="T155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7cb3cb" style:font-size-asian="9pt" style:font-size-complex="9pt"/>
    </style:style>
    <style:style style:name="T156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887607" style:font-size-asian="9pt" style:font-size-complex="9pt"/>
    </style:style>
    <style:style style:name="T157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58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6ad226" style:font-size-asian="9pt" style:font-style-asian="italic" style:font-size-complex="9pt" style:font-style-complex="italic"/>
    </style:style>
    <style:style style:name="T159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786434" style:font-size-asian="9pt" style:font-style-asian="italic" style:font-size-complex="9pt" style:font-style-complex="italic"/>
    </style:style>
    <style:style style:name="T160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7aacb0" style:font-size-asian="9pt" style:font-style-asian="italic" style:font-size-complex="9pt" style:font-style-complex="italic"/>
    </style:style>
    <style:style style:name="T161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80dcaa" style:font-size-asian="9pt" style:font-style-asian="italic" style:font-size-complex="9pt" style:font-style-complex="italic"/>
    </style:style>
    <style:style style:name="T162" style:family="text">
      <style:text-properties fo:font-variant="normal" fo:text-transform="none" fo:color="#1d1c1d" loext:opacity="100%" style:font-name="Calibri3" fo:font-size="9pt" fo:letter-spacing="normal" fo:font-style="italic" fo:font-weight="normal" style:font-size-asian="9pt" style:font-style-asian="italic" style:font-size-complex="9pt" style:font-style-complex="italic"/>
    </style:style>
    <style:style style:name="T163" style:family="text">
      <style:text-properties fo:font-variant="normal" fo:text-transform="none" fo:color="#1d1c1d" loext:opacity="100%" style:font-name="Calibri3" fo:font-size="9pt" fo:letter-spacing="normal" fo:font-style="italic" fo:font-weight="normal" officeooo:rsid="0079506e" style:font-size-asian="9pt" style:font-style-asian="italic" style:font-size-complex="9pt" style:font-style-complex="italic"/>
    </style:style>
    <style:style style:name="T164" style:family="text">
      <style:text-properties fo:font-variant="normal" fo:text-transform="none" fo:color="#808080" loext:opacity="100%" style:font-name="Calibri3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65" style:family="text">
      <style:text-properties fo:color="#6b8e23" loext:opacity="100%" officeooo:rsid="006ad226"/>
    </style:style>
    <style:style style:name="T166" style:family="text">
      <style:text-properties officeooo:rsid="006adaf1"/>
    </style:style>
    <style:style style:name="T167" style:family="text">
      <style:text-properties officeooo:rsid="006ce77a"/>
    </style:style>
    <style:style style:name="T168" style:family="text">
      <style:text-properties officeooo:rsid="006f3ba8"/>
    </style:style>
    <style:style style:name="T169" style:family="text">
      <style:text-properties officeooo:rsid="0075e4a5"/>
    </style:style>
    <style:style style:name="T170" style:family="text">
      <style:text-properties officeooo:rsid="008b4e6e"/>
    </style:style>
    <style:style style:name="T171" style:family="text">
      <style:text-properties fo:color="#1d1c1d" loext:opacity="100%" style:text-position="super 58%" style:font-name="Calibri4" officeooo:rsid="008cff7a"/>
    </style:style>
    <style:style style:name="T172" style:family="text">
      <style:text-properties fo:color="#1d1c1d" loext:opacity="100%" style:text-position="super 58%" style:font-name="Calibri4" fo:font-size="9pt" officeooo:rsid="008cff7a" style:font-size-asian="9pt" style:font-name-complex="Courier New" style:font-size-complex="9pt"/>
    </style:style>
    <style:style style:name="T173" style:family="text">
      <style:text-properties officeooo:rsid="008f116e"/>
    </style:style>
    <style:style style:name="T174" style:family="text">
      <style:text-properties officeooo:rsid="009153e1"/>
    </style:style>
    <style:style style:name="T175" style:family="text">
      <style:text-properties officeooo:rsid="0093874b"/>
    </style:style>
    <style:style style:name="T176" style:family="text">
      <style:text-properties officeooo:rsid="009979de"/>
    </style:style>
    <style:style style:name="T177" style:family="text">
      <style:text-properties officeooo:rsid="009b5df5"/>
    </style:style>
    <style:style style:name="T178" style:family="text">
      <style:text-properties officeooo:rsid="009cad2b"/>
    </style:style>
    <style:style style:name="T179" style:family="text">
      <style:text-properties officeooo:rsid="009dc963"/>
    </style:style>
    <style:style style:name="T180" style:family="text">
      <style:text-properties officeooo:rsid="009f4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header-rows>
                <table:table-row table:style-name="Table3.1">
                  <table:table-cell table:style-name="Table3.A1" table:number-columns-spanned="7" office:value-type="string">
                    <text:p text:style-name="P71"><text:span text:style-name="T51">Annotations</text:span> <text:span text:style-name="T58">(</text:span><text:span text:style-name="T50">org.apache.isis.applib.annotation</text:span><text:span text:style-name="T58">)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</table:table-header-rows>
              <table:table-row table:style-name="Table3.1">
                <table:table-cell table:style-name="Table3.A2" office:value-type="string">
                  <text:p text:style-name="P8"><text:span text:style-name="T11">@Domain</text:span><text:span text:style-name="T16">Service</text:span></text:p>
                  <text:p text:style-name="P97"><text:span text:style-name="T16">t</text:span><text:span text:style-name="T11">ype</text:span></text:p>
                </table:table-cell>
                <table:table-cell table:style-name="Table3.B2" table:number-columns-spanned="6" office:value-type="string">
                  <text:p text:style-name="P63">Indicates a class is a <text:span text:style-name="T42">domain service singleton </text:span><text:span text:style-name="T43">that contributes </text:span><text:span text:style-name="T44">Actions</text:span><text:span text:style-name="T43"> to the application’s menu <text:s/>and/or to the REST backend.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971741104992">
                <table:table-cell table:style-name="Table3.A3" office:value-type="string">
                  <text:p text:style-name="P8"><text:span text:style-name="T11">@Domain</text:span><text:span text:style-name="T16">Service</text:span><text:span text:style-name="T11">Layout</text:span></text:p>
                  <text:p text:style-name="P97"><text:span text:style-name="T16">t</text:span><text:span text:style-name="T11">ype</text:span></text:p>
                </table:table-cell>
                <table:table-cell table:style-name="Table3.B3" table:number-columns-spanned="6" office:value-type="string">
                  <text:p text:style-name="P64">Domain <text:span text:style-name="T42">service</text:span> layout customization. <text:span text:style-name="T126">When present, o</text:span><text:span text:style-name="T88">verridden by </text:span><text:span text:style-name="T136">menubars.layout.xml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971798979040">
                <table:table-cell table:style-name="Table3.A14" office:value-type="string">
                  <text:p text:style-name="P69">@<text:span text:style-name="T37">HomePage</text:span></text:p>
                  <text:p text:style-name="P102">type</text:p>
                </table:table-cell>
                <table:table-cell table:style-name="Table3.B4" table:number-columns-spanned="2" office:value-type="string">
                  <text:p text:style-name="P59"><text:span text:style-name="T63">I</text:span>ndicate<text:span text:style-name="T63">s</text:span> which <text:span text:style-name="T63">view-model should be used </text:span><text:span text:style-name="T41">to render as homepage</text:span>.</text:p>
                </table:table-cell>
                <table:covered-table-cell/>
                <table:table-cell table:style-name="Table3.D4" table:number-columns-spanned="2" office:value-type="string">
                  <text:p text:style-name="P132">@Ti<text:span text:style-name="T85">t</text:span>le</text:p>
                  <text:p text:style-name="P114">field, method</text:p>
                </table:table-cell>
                <table:covered-table-cell/>
                <table:table-cell table:style-name="Table3.F4" table:number-columns-spanned="2" office:value-type="string">
                  <text:p text:style-name="P130"><text:span text:style-name="T63">I</text:span>ndicate<text:span text:style-name="T63">s</text:span> which property or properties make up the object title.</text:p>
                </table:table-cell>
                <table:covered-table-cell/>
              </table:table-row>
              <table:table-row table:style-name="TableLine2971798978496">
                <table:table-cell table:style-name="Table3.A14" office:value-type="string">
                  <text:p text:style-name="P16">@DomainObject</text:p>
                  <text:p text:style-name="P97"><text:span text:style-name="T16">t</text:span><text:span text:style-name="T11">ype</text:span></text:p>
                </table:table-cell>
                <table:table-cell table:style-name="Table3.B5" table:number-columns-spanned="6" office:value-type="string">
                  <text:p text:style-name="P66">Indicates a class that has an <text:span text:style-name="T65">identity</text:span> and is <text:span text:style-name="T65">bookmarkable</text:span>, i<text:span text:style-name="T83">t i</text:span>s either a <text:span text:style-name="T69">view-model</text:span> or an <text:span text:style-name="T69">entity</text:span>.</text:p>
                  <text:p text:style-name="P103"><text:span text:style-name="T146">View-models may a</text:span><text:span text:style-name="T147">lternatively implement interface </text:span><text:span text:style-name="T139">ViewModel </text:span><text:span text:style-name="T6"><text:s/>and optionally </text:span><text:span text:style-name="T140">java.io.Serializable</text:span><text:span text:style-name="T7">.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971798980400">
                <table:table-cell table:style-name="Table3.A14" office:value-type="string">
                  <text:p text:style-name="P16">@DomainObjectLayout</text:p>
                  <text:p text:style-name="P97"><text:span text:style-name="T16">t</text:span><text:span text:style-name="T11">ype</text:span></text:p>
                </table:table-cell>
                <table:table-cell table:style-name="Table3.B6" table:number-columns-spanned="6" office:value-type="string">
                  <text:p text:style-name="P64">Domain object layout customization. <text:span text:style-name="T126">When present, overriden by </text:span></text:p>
                  <text:p text:style-name="P65"><text:span text:style-name="T137">Xxx.layout[.layoutName].xml &gt; Xxx.layout.xml &gt; </text:span><text:span text:style-name="T135">Xxx.layout.fallback.xml</text:span><text:span text:style-name="T134">.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9"><text:span text:style-name="T11">@</text:span><text:span text:style-name="T14">Action</text:span></text:p>
                  <text:p text:style-name="P98"><text:span text:style-name="T62">m</text:span>ethod, <text:s/>mixin</text:p>
                </table:table-cell>
                <table:table-cell table:style-name="Table3.B7" office:value-type="string">
                  <text:p text:style-name="P57">Indicates that a method <text:span text:style-name="T32">contributes a</text:span><text:span text:style-name="T40">n </text:span><text:span text:style-name="T47">A</text:span><text:span text:style-name="T46">ction</text:span><text:span text:style-name="T32">.</text:span></text:p>
                  <text:p text:style-name="P57"/>
                  <text:p text:style-name="P72"/>
                  <text:p text:style-name="P72"/>
                  <text:p text:style-name="P58"/>
                </table:table-cell>
                <table:table-cell table:style-name="Table3.C7" table:number-columns-spanned="5" office:value-type="string">
                  <text:p text:style-name="P104"><text:span text:style-name="T111">Action</text:span><text:span text:style-name="T110"> </text:span><text:span text:style-name="T108">support methods </text:span><text:span text:style-name="T113">using </text:span><text:span text:style-name="T114">@</text:span><text:span text:style-name="T99">MemberSupprt</text:span></text:p>
                  <text:p text:style-name="P37"><text:span text:style-name="T73">@</text:span><text:span text:style-name="T72">Action</text:span><text:span text:style-name="T33"> .. </text:span>placeOrder(X x, Y y, Z z)</text:p>
                  <text:p text:style-name="P37"><text:span text:style-name="T18">boolean</text:span> <text:span text:style-name="T33">hide</text:span>PlaceOrder()</text:p>
                  <text:p text:style-name="P44"><text:span text:style-name="T18">String</text:span><text:span text:style-name="T172">[1]</text:span> <text:span text:style-name="T33">disable</text:span>PlaceOrder()</text:p>
                  <text:p text:style-name="P37"><text:span text:style-name="T18">boolean</text:span> <text:span text:style-name="T33">hide</text:span>{0|1|2}PlaceOrder(X|Y|Z);</text:p>
                  <text:p text:style-name="P45"><text:span text:style-name="T18">String</text:span><text:span text:style-name="T172">[1]</text:span> <text:span text:style-name="T8">disable</text:span>{0|1|2}PlaceOrder(X|Y|Z) </text:p>
                  <text:p text:style-name="P45"><text:span text:style-name="T18">String</text:span><text:span text:style-name="T172">[1]</text:span> <text:span text:style-name="T33">validate</text:span>{0|1|2}PlaceOrder(X|Y|Z)</text:p>
                  <text:p text:style-name="P45"><text:span text:style-name="T18">String</text:span><text:span text:style-name="T172">[1]</text:span> <text:span text:style-name="T33">validate</text:span>PlaceOrder(X x, Y y, Z z) </text:p>
                  <text:p text:style-name="P47"><text:span text:style-name="T18">Collection</text:span>&lt;X|Y|Z&gt; <text:span text:style-name="T33">autoComplete</text:span>{0|1|2}PlaceOrder(X|Y|Z, </text:p>
                  <text:p text:style-name="P38"><text:s text:c="30"/>@MinLength(3) <text:span text:style-name="T26">String</text:span><text:span text:style-name="T142"> </text:span>search) <text:span text:style-name="T133">2 args</text:span></text:p>
                  <text:p text:style-name="P37"><text:span text:style-name="T18">Collection</text:span>&lt;X|Y|Z&gt; <text:span text:style-name="T33">choices</text:span>{0|1|2}PlaceOrder(X|Y|Z) </text:p>
                  <text:p text:style-name="P45">X|Y|Z <text:s/><text:span text:style-name="T33">default</text:span>{0|1|2}PlaceOrder() <text:line-break/><text:span text:style-name="T18">String</text:span><text:span text:style-name="T172">[1]</text:span> <text:span text:style-name="T33">named</text:span>PlaceOrder()</text:p>
                  <text:p text:style-name="P43"><text:span text:style-name="T18">String</text:span><text:span text:style-name="T172">[1]</text:span> <text:span text:style-name="T36">described</text:span>PlaceOrder(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971798989648">
                <table:table-cell table:style-name="Table3.A8" office:value-type="string">
                  <text:p text:style-name="P9"><text:span text:style-name="T11">@</text:span><text:span text:style-name="T14">Action</text:span><text:span text:style-name="T11">Layout</text:span></text:p>
                  <text:p text:style-name="P98"><text:span text:style-name="T174">method</text:span>, mixin</text:p>
                </table:table-cell>
                <table:table-cell table:style-name="Table3.B8" table:number-columns-spanned="6" office:value-type="string">
                  <text:p text:style-name="P64"><text:span text:style-name="T46">Action</text:span> layout customization. <text:span text:style-name="T126">When present, overriden by </text:span></text:p>
                  <text:p text:style-name="P65"><text:span text:style-name="T137">Xxx.layout[.layoutName].xml &gt; Xxx.layout.xml &gt; </text:span><text:span text:style-name="T135">Xxx.layout.fallback.xml</text:span><text:span text:style-name="T134">.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971798982304">
                <table:table-cell table:style-name="Table3.A14" office:value-type="string">
                  <text:p text:style-name="P18">@Property</text:p>
                  <text:p text:style-name="P98">field, getter, mixin</text:p>
                  <text:p text:style-name="P34"/>
                  <text:p text:style-name="P27"><text:span text:style-name="T79">Typically used with </text:span><text:span text:style-name="T30">@lombok.Getter @lombok.Setter</text:span></text:p>
                </table:table-cell>
                <table:table-cell table:style-name="Table3.B9" office:value-type="string">
                  <text:p text:style-name="P62">Indicates that a field or method <text:span text:style-name="T32">contributes a </text:span><text:span text:style-name="T67">P</text:span><text:span text:style-name="T68">roperty</text:span><text:span text:style-name="T32">. </text:span></text:p>
                  <text:p text:style-name="P79"/>
                </table:table-cell>
                <table:table-cell table:style-name="Table3.C9" table:number-columns-spanned="5" office:value-type="string">
                  <text:p text:style-name="P104"><text:span text:style-name="T112">Property</text:span><text:span text:style-name="T109"> </text:span><text:span text:style-name="T108">support methods </text:span><text:span text:style-name="T113">using </text:span><text:span text:style-name="T114">@</text:span><text:span text:style-name="T99">MemberSupprt</text:span></text:p>
                  <text:p text:style-name="P42"><text:span text:style-name="T73">@</text:span><text:span text:style-name="T72">Propert</text:span><text:span text:style-name="T74">y .. </text:span><text:span text:style-name="T75">Email </text:span><text:span text:style-name="T73">email</text:span><text:span text:style-name="T35">, </text:span><text:span text:style-name="T33">get</text:span>Email(), <text:span text:style-name="T33">set</text:span>Email(); </text:p>
                  <text:p text:style-name="P37"><text:span text:style-name="T18">boolean</text:span> <text:span text:style-name="T33">hide</text:span>Email(); </text:p>
                  <text:p text:style-name="P45"><text:span text:style-name="T18">String</text:span><text:span text:style-name="T172">[1]</text:span> <text:span text:style-name="T33">disable</text:span>Email(); </text:p>
                  <text:p text:style-name="P45"><text:span text:style-name="T18">String</text:span><text:span text:style-name="T172">[1]</text:span> <text:span text:style-name="T33">validate</text:span>Email(<text:span text:style-name="T174">Email</text:span>); </text:p>
                  <text:p text:style-name="P37"><text:span text:style-name="T18">Collection</text:span>&lt;..&gt; <text:span text:style-name="T33">autoComplete</text:span>Email(), </text:p>
                  <text:p text:style-name="P37"><text:span text:style-name="T18">Collection</text:span>&lt;..&gt; <text:span text:style-name="T33">choices</text:span>Email(); </text:p>
                  <text:p text:style-name="P45"><text:span text:style-name="T18">String</text:span><text:span text:style-name="T172">[1]</text:span> <text:span text:style-name="T33">named</text:span>Email()</text:p>
                  <text:p text:style-name="P43"><text:span text:style-name="T18">String</text:span><text:span text:style-name="T172">[1]</text:span> <text:span text:style-name="T36">described</text:span>Email(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971798977136">
                <table:table-cell table:style-name="Table3.A14" office:value-type="string">
                  <text:p text:style-name="P9"><text:span text:style-name="T11">@</text:span><text:span text:style-name="T15">Property</text:span><text:span text:style-name="T11">Layout</text:span></text:p>
                  <text:p text:style-name="P98">field, getter, mixin</text:p>
                </table:table-cell>
                <table:table-cell table:style-name="Table3.B10" table:number-columns-spanned="6" office:value-type="string">
                  <text:p text:style-name="P64"><text:span text:style-name="T45">Property</text:span> layout customization. <text:span text:style-name="T126">When present, overriden by</text:span></text:p>
                  <text:p text:style-name="P65"><text:span text:style-name="T137">Xxx.layout[.layoutName].xml &gt; Xxx.layout.xml &gt; </text:span><text:span text:style-name="T135">Xxx.layout.fallback.xml</text:span><text:span text:style-name="T134">.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971798983392">
                <table:table-cell table:style-name="Table3.A14" office:value-type="string">
                  <text:p text:style-name="P9"><text:span text:style-name="T11">@</text:span><text:span text:style-name="T13">Collection</text:span></text:p>
                  <text:p text:style-name="P101">field, getter, mixin</text:p>
                  <text:p text:style-name="P33"/>
                  <text:p text:style-name="P27"><text:span text:style-name="T79">Typically used with </text:span><text:span text:style-name="T30">@lombok.Getter @lombok.Setter</text:span></text:p>
                </table:table-cell>
                <table:table-cell table:style-name="Table3.B11" office:value-type="string">
                  <text:p text:style-name="P57">Indicates that a field or method <text:span text:style-name="T32">contributes a </text:span><text:span text:style-name="T67">C</text:span><text:span text:style-name="T45">ollection</text:span><text:span text:style-name="T39">, meaning a non-scalar property</text:span><text:span text:style-name="T32">.</text:span></text:p>
                </table:table-cell>
                <table:table-cell table:style-name="Table3.C11" table:number-columns-spanned="5" office:value-type="string">
                  <text:p text:style-name="P137"><text:span text:style-name="T115">C</text:span><text:span text:style-name="T116">ollection</text:span><text:span text:style-name="T105"> </text:span><text:span text:style-name="T104">support methods </text:span><text:span text:style-name="T121">using </text:span><text:span text:style-name="T122">@</text:span><text:span text:style-name="T103">MemberSupprt</text:span></text:p>
                  <text:p text:style-name="P46"><text:span text:style-name="T73">@</text:span><text:span text:style-name="T72">Collection ..</text:span><text:span text:style-name="T33"> </text:span><text:span text:style-name="T72">List&lt;Order&gt;</text:span><text:span text:style-name="T33"> </text:span><text:span text:style-name="T73">orders,</text:span><text:span text:style-name="T35"> </text:span><text:span text:style-name="T33">get</text:span>Orders()</text:p>
                  <text:p text:style-name="P37"><text:span text:style-name="T18">boolean</text:span> <text:span text:style-name="T33">hide</text:span>Orders()</text:p>
                  <text:p text:style-name="P45"><text:span text:style-name="T18">String</text:span><text:span text:style-name="T172">[1]</text:span> <text:span text:style-name="T33">disable</text:span>Orders()</text:p>
                  <text:p text:style-name="P45"><text:span text:style-name="T18">String</text:span><text:span text:style-name="T172">[1]</text:span> <text:span text:style-name="T33">named</text:span>Orders()</text:p>
                  <text:p text:style-name="P43"><text:span text:style-name="T18">String</text:span><text:span text:style-name="T172">[1]</text:span> <text:span text:style-name="T33">described</text:span>Orders(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971798980672">
                <table:table-cell table:style-name="Table3.A14" office:value-type="string">
                  <text:p text:style-name="P9"><text:span text:style-name="T11">@</text:span><text:span text:style-name="T13">Collection</text:span><text:span text:style-name="T11">Layout</text:span></text:p>
                  <text:p text:style-name="P98">field, getter, mixin</text:p>
                </table:table-cell>
                <table:table-cell table:style-name="Table3.B12" table:number-columns-spanned="6" office:value-type="string">
                  <text:p text:style-name="P67"><text:span text:style-name="T45">Collection</text:span> layout customization. <text:span text:style-name="T126">When present, overriden by</text:span></text:p>
                  <text:p text:style-name="P65"><text:span text:style-name="T137">Xxx.layout[.layoutName].xml &gt; Xxx.layout.xml &gt; </text:span><text:span text:style-name="T135">Xxx.layout.fallback.xml</text:span><text:span text:style-name="T134">.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971798990464">
                <table:table-cell table:style-name="Table3.A14" office:value-type="string">
                  <text:p text:style-name="P17">@Parameter</text:p>
                  <text:p text:style-name="P117"><text:span text:style-name="T117">p</text:span><text:span text:style-name="T118">arameter</text:span></text:p>
                </table:table-cell>
                <table:table-cell table:style-name="Table3.B13" table:number-columns-spanned="2" office:value-type="string">
                  <text:p text:style-name="P68">Action parameter constraint and behavior <text:span text:style-name="T31">customization.</text:span></text:p>
                </table:table-cell>
                <table:covered-table-cell/>
                <table:table-cell table:style-name="Table3.D13" table:number-columns-spanned="2" office:value-type="string">
                  <text:p text:style-name="P116"><text:span text:style-name="T11">@</text:span><text:span text:style-name="T15">MinLength</text:span></text:p>
                  <text:p text:style-name="P113"><text:span text:style-name="T64">p</text:span>arameter</text:p>
                </table:table-cell>
                <table:covered-table-cell/>
                <table:table-cell table:style-name="Table3.F13" table:number-columns-spanned="2" office:value-type="string">
                  <text:p text:style-name="P129">Search parameter’<text:span text:style-name="T180">s</text:span> mini<text:span text:style-name="T180">m</text:span>um required character count.</text:p>
                </table:table-cell>
                <table:covered-table-cell/>
              </table:table-row>
              <table:table-row table:style-name="TableLine2971798981488">
                <table:table-cell table:style-name="Table3.A14" office:value-type="string">
                  <text:p text:style-name="P17">@ParameterLayout</text:p>
                  <text:p text:style-name="P98"><text:span text:style-name="T64">p</text:span>arameter</text:p>
                </table:table-cell>
                <table:table-cell table:style-name="Table3.B14" table:number-columns-spanned="6" office:value-type="string">
                  <text:p text:style-name="P68">Action parameter <text:span text:style-name="T37">layout</text:span> <text:span text:style-name="T31">customization.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971798977680">
                <table:table-cell table:style-name="Table3.A16" office:value-type="string">
                  <text:p text:style-name="P69">@<text:span text:style-name="T53">Object</text:span>Support</text:p>
                  <text:p text:style-name="P100">method</text:p>
                </table:table-cell>
                <table:table-cell table:style-name="Table3.B15" table:number-columns-spanned="3" office:value-type="string">
                  <text:p text:style-name="P131">Indicates that a method <text:span text:style-name="T64">supports </text:span><text:span text:style-name="T53">its</text:span><text:span text:style-name="T64"> </text:span><text:span text:style-name="T48">Object</text:span><text:span text:style-name="T64">. </text:span><text:span text:style-name="T176">N</text:span><text:span text:style-name="T54">ot allowed on </text:span><text:span text:style-name="T49">Mixins.</text:span></text:p>
                </table:table-cell>
                <table:covered-table-cell/>
                <table:covered-table-cell/>
                <table:table-cell table:style-name="Table3.E15" table:number-columns-spanned="2" office:value-type="string">
                  <text:p text:style-name="P133">@<text:span text:style-name="T53">Object</text:span><text:span text:style-name="T55">Lifecycle</text:span></text:p>
                  <text:p text:style-name="P115"><text:span text:style-name="T55">method</text:span></text:p>
                </table:table-cell>
                <table:covered-table-cell/>
                <table:table-cell table:style-name="Table3.G15" office:value-type="string">
                  <text:p text:style-name="P134">Object lifecycle callback method.</text:p>
                </table:table-cell>
              </table:table-row>
              <table:table-row table:style-name="TableLine2971798977680">
                <table:table-cell table:style-name="Table3.A16" office:value-type="string">
                  <text:p text:style-name="P132">@MemberSupport</text:p>
                  <text:p text:style-name="P114">method</text:p>
                </table:table-cell>
                <table:table-cell table:style-name="Table3.B16" table:number-columns-spanned="6" office:value-type="string">
                  <text:p text:style-name="P131">Indicates that a method <text:span text:style-name="T64">supports an </text:span><text:span text:style-name="T66">Action</text:span><text:span text:style-name="T64">, </text:span><text:span text:style-name="T66">Property</text:span><text:span text:style-name="T64"> or </text:span><text:span text:style-name="T66">Collection</text:span><text:span text:style-name="T64">. </text:span><text:span text:style-name="T176">Usable with</text:span><text:span text:style-name="T54"> </text:span><text:span text:style-name="T49">Objects</text:span><text:span text:style-name="T54"> and </text:span><text:span text:style-name="T49">Mixins</text:span><text:span text:style-name="T54">. Also allowed on the </text:span><text:span text:style-name="T49">Mixin’s</text:span><text:span text:style-name="T54"> main method.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70"><text:soft-page-break/></text:p>
          </table:table-cell>
          <table:table-cell table:style-name="Table2.B1" office:value-type="string">
            <table:table table:name="Table4" table:style-name="Table4">
              <table:table-column table:style-name="Table4.A"/>
              <table:table-column table:style-name="Table4.B"/>
              <table:table-header-rows>
                <table:table-row table:style-name="TableLine2971798977952">
                  <table:table-cell table:style-name="Table4.A1" table:number-columns-spanned="2" office:value-type="string">
                    <text:p text:style-name="P78">… <text:span text:style-name="T166">a</text:span>nnotations continued</text:p>
                  </table:table-cell>
                  <table:covered-table-cell/>
                </table:table-row>
              </table:table-header-rows>
              <table:table-row table:style-name="TableLine2971798985568">
                <table:table-cell table:style-name="Table4.A2" office:value-type="string">
                  <text:p text:style-name="P10"><text:span text:style-name="T11">@Domain.</text:span><text:span text:style-name="T12">Include</text:span></text:p>
                  <text:p text:style-name="P99"><text:span text:style-name="T31">field, </text:span>method</text:p>
                </table:table-cell>
                <table:table-cell table:style-name="Table4.B2" office:value-type="string">
                  <text:p text:style-name="P60">Indicates that a field or method must contribute to the metamodel.</text:p>
                </table:table-cell>
              </table:table-row>
              <table:table-row table:style-name="TableLine2971798990736">
                <table:table-cell table:style-name="Table4.A2" office:value-type="string">
                  <text:p text:style-name="P8"><text:span text:style-name="T11">@Domain.</text:span><text:span text:style-name="T12">Exclude</text:span></text:p>
                  <text:p text:style-name="P25">@Programmatic</text:p>
                  <text:p text:style-name="P98"><text:span text:style-name="T31">field, method, </text:span>type</text:p>
                </table:table-cell>
                <table:table-cell table:style-name="Table4.B2" office:value-type="string">
                  <text:p text:style-name="P61">Indicates that a field, <text:span text:style-name="T170">method</text:span> or <text:span text:style-name="T52">type</text:span> must <text:span text:style-name="T34">not</text:span><text:span text:style-name="T32"> </text:span>contribute to the metamodel.</text:p>
                </table:table-cell>
              </table:table-row>
            </table:table>
            <text:h text:style-name="P108" text:outline-level="2">Services <text:span text:style-name="T84">(</text:span><text:span text:style-name="T126">most </text:span><text:span text:style-name="T87">common</text:span><text:span text:style-name="T84">)</text:span></text:h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19">RepositoryService</text:p>
                </table:table-cell>
                <table:table-cell table:style-name="Table5.B1" office:value-type="string">
                  <text:p text:style-name="P77">access to persistence layer</text:p>
                </table:table-cell>
              </table:table-row>
              <table:table-row table:style-name="TableLine2971798976592">
                <table:table-cell table:style-name="Table5.A9" office:value-type="string">
                  <text:p text:style-name="P21">MessageService</text:p>
                </table:table-cell>
                <table:table-cell table:style-name="Table5.B9" office:value-type="string">
                  <text:p text:style-name="P77">UI notifications</text:p>
                </table:table-cell>
              </table:table-row>
              <table:table-row table:style-name="TableLine2971798984480">
                <table:table-cell table:style-name="Table5.A9" office:value-type="string">
                  <text:p text:style-name="P21">FactoryService</text:p>
                </table:table-cell>
                <table:table-cell table:style-name="Table5.B9" office:value-type="string">
                  <text:p text:style-name="P77">object construction</text:p>
                </table:table-cell>
              </table:table-row>
              <table:table-row table:style-name="TableLine2971798985840">
                <table:table-cell table:style-name="Table5.A9" office:value-type="string">
                  <text:p text:style-name="P21">ClockService</text:p>
                </table:table-cell>
                <table:table-cell table:style-name="Table5.B9" office:value-type="string">
                  <text:p text:style-name="P77">provides virtual clock</text:p>
                </table:table-cell>
              </table:table-row>
              <table:table-row table:style-name="TableLine2971798986656">
                <table:table-cell table:style-name="Table5.A9" office:value-type="string">
                  <text:p text:style-name="P21">WrapperFactory</text:p>
                </table:table-cell>
                <table:table-cell table:style-name="Table5.B9" office:value-type="string">
                  <text:p text:style-name="P77">enforce domain rules on domain objects</text:p>
                </table:table-cell>
              </table:table-row>
              <table:table-row table:style-name="TableLine2971798984752">
                <table:table-cell table:style-name="Table5.A9" office:value-type="string">
                  <text:p text:style-name="P21">EventBusService</text:p>
                </table:table-cell>
                <table:table-cell table:style-name="Table5.B9" office:value-type="string">
                  <text:p text:style-name="P77">emit custom events</text:p>
                </table:table-cell>
              </table:table-row>
              <table:table-row table:style-name="TableLine2971798987472">
                <table:table-cell table:style-name="Table5.A9" office:value-type="string">
                  <text:p text:style-name="P21">BookmarkService</text:p>
                </table:table-cell>
                <table:table-cell table:style-name="Table5.B9" office:value-type="string">
                  <text:p text:style-name="P77">bookmark = object identity</text:p>
                </table:table-cell>
              </table:table-row>
              <table:table-row table:style-name="TableLine2971798988288">
                <table:table-cell table:style-name="Table5.A9" office:value-type="string">
                  <text:p text:style-name="P21">InteractionService</text:p>
                </table:table-cell>
                <table:table-cell table:style-name="Table5.B9" office:value-type="string">
                  <text:p text:style-name="P77"><text:span text:style-name="T65">Action</text:span> execution and <text:span text:style-name="T65">Property</text:span> modification</text:p>
                </table:table-cell>
              </table:table-row>
              <table:table-row table:style-name="TableLine2971798991008">
                <table:table-cell table:style-name="Table5.A9" office:value-type="string">
                  <text:p text:style-name="P21">TransactionService</text:p>
                </table:table-cell>
                <table:table-cell table:style-name="Table5.B9" office:value-type="string">
                  <text:p text:style-name="P77">request transactions</text:p>
                </table:table-cell>
              </table:table-row>
              <table:table-row table:style-name="TableLine2971798978224">
                <table:table-cell table:style-name="Table5.A10" office:value-type="string">
                  <text:p text:style-name="P21">MetaModelService</text:p>
                </table:table-cell>
                <table:table-cell table:style-name="Table5.B10" office:value-type="string">
                  <text:p text:style-name="P77">export domain model</text:p>
                </table:table-cell>
              </table:table-row>
            </table:table>
            <text:h text:style-name="P111" text:outline-level="2"><text:span text:style-name="T128">Object</text:span> <text:span text:style-name="T89">Methods</text:span>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table:number-columns-spanned="2" office:value-type="string">
                  <text:p text:style-name="P125"><text:span text:style-name="T178">Object</text:span> <text:span text:style-name="T179">Tile</text:span> <text:span text:style-name="T119">using </text:span><text:span text:style-name="T120">@</text:span><text:span text:style-name="T102">Title</text:span></text:p>
                </table:table-cell>
                <table:covered-table-cell/>
              </table:table-row>
              <table:table-row table:style-name="Table7.1">
                <table:table-cell table:style-name="Table7.A2" office:value-type="string">
                  <text:p text:style-name="P20"><text:span text:style-name="T27">String</text:span><text:span text:style-name="T171">[1]</text:span><text:span text:style-name="T27"> </text:span><text:span text:style-name="T5">title()</text:span></text:p>
                </table:table-cell>
                <table:table-cell table:style-name="Table7.B2" office:value-type="string">
                  <text:p text:style-name="P53">imperative title literal</text:p>
                </table:table-cell>
              </table:table-row>
              <table:table-row table:style-name="Table7.1">
                <table:table-cell table:style-name="Table7.A3" table:number-columns-spanned="2" office:value-type="string">
                  <text:p text:style-name="P126"><text:span text:style-name="T178">Object</text:span> Support <text:span text:style-name="T119">using </text:span><text:span text:style-name="T120">@</text:span><text:span text:style-name="T100">Object</text:span><text:span text:style-name="T101">Support</text:span></text:p>
                </table:table-cell>
                <table:covered-table-cell/>
              </table:table-row>
              <table:table-row table:style-name="Table7.1">
                <table:table-cell table:style-name="Table7.A2" office:value-type="string">
                  <text:p text:style-name="P118"><text:span text:style-name="T18">boolean</text:span><text:span text:style-name="T27"> </text:span><text:span text:style-name="T5">hidden()</text:span></text:p>
                </table:table-cell>
                <table:table-cell table:style-name="Table7.B2" office:value-type="string">
                  <text:p text:style-name="P53">hide all members</text:p>
                </table:table-cell>
              </table:table-row>
              <table:table-row table:style-name="TableLine2971812600160">
                <table:table-cell table:style-name="Table7.A2" office:value-type="string">
                  <text:p text:style-name="P26"><text:span text:style-name="T27">String</text:span><text:span text:style-name="T171">[1]</text:span><text:span text:style-name="T27"> </text:span><text:span text:style-name="T5">disabled</text:span><text:span text:style-name="T144">()</text:span></text:p>
                </table:table-cell>
                <table:table-cell table:style-name="Table7.B5" office:value-type="string">
                  <text:p text:style-name="P53">disable all members</text:p>
                </table:table-cell>
              </table:table-row>
              <table:table-row table:style-name="TableLine2971812588464">
                <table:table-cell table:style-name="Table7.A2" office:value-type="string">
                  <text:p text:style-name="P23"><text:span text:style-name="T27">String </text:span><text:span text:style-name="T144">iconName()</text:span></text:p>
                </table:table-cell>
                <table:table-cell table:style-name="Table7.B10" office:value-type="string">
                  <text:p text:style-name="P53">icon file suffix <text:span text:style-name="T167">(UI)</text:span></text:p>
                </table:table-cell>
              </table:table-row>
              <table:table-row table:style-name="TableLine2971812597984">
                <table:table-cell table:style-name="Table7.A2" office:value-type="string">
                  <text:p text:style-name="P23"><text:span text:style-name="T18">String </text:span>cssClass()</text:p>
                </table:table-cell>
                <table:table-cell table:style-name="Table7.B10" office:value-type="string">
                  <text:p text:style-name="P53">additional <text:span text:style-name="T175">CSS</text:span> class <text:span text:style-name="T167">(UI)</text:span></text:p>
                </table:table-cell>
              </table:table-row>
              <table:table-row table:style-name="TableLine2971812589008">
                <table:table-cell table:style-name="Table7.A2" office:value-type="string">
                  <text:p text:style-name="P29"><text:span text:style-name="T18">String </text:span>layout()</text:p>
                </table:table-cell>
                <table:table-cell table:style-name="Table7.B10" office:value-type="string">
                  <text:p text:style-name="P53">layout file suffix <text:span text:style-name="T167">(grid layout)</text:span></text:p>
                </table:table-cell>
              </table:table-row>
              <table:table-row table:style-name="TableLine2971812590096">
                <table:table-cell table:style-name="Table7.A9" table:number-columns-spanned="2" office:value-type="string">
                  <text:p text:style-name="P122">Lifecycle Callback <text:span text:style-name="T106">using </text:span><text:span text:style-name="T107">@</text:span><text:span text:style-name="T95">Object</text:span><text:span text:style-name="T96">Lifecycle</text:span></text:p>
                </table:table-cell>
                <table:covered-table-cell/>
              </table:table-row>
              <table:table-row table:style-name="TableLine2971812586560">
                <table:table-cell table:style-name="Table7.A2" office:value-type="string">
                  <text:p text:style-name="P30"><text:span text:style-name="T20">void</text:span><text:span text:style-name="T86"> </text:span>created<text:span text:style-name="T86">()</text:span></text:p>
                </table:table-cell>
                <table:table-cell table:style-name="Table7.B10" office:value-type="string">
                  <text:p text:style-name="P54">emitted by <text:span text:style-name="T61">FactoryService</text:span></text:p>
                </table:table-cell>
              </table:table-row>
              <table:table-row table:style-name="Table7.11">
                <table:table-cell table:style-name="Table7.A2" office:value-type="string">
                  <text:p text:style-name="P32"><text:span text:style-name="T20">void</text:span><text:span text:style-name="T86"> </text:span>loaded<text:span text:style-name="T86">()</text:span></text:p>
                  <text:p text:style-name="P32"><text:span text:style-name="T20">void</text:span><text:span text:style-name="T86"> </text:span>saved<text:span text:style-name="T86">()</text:span></text:p>
                  <text:p text:style-name="P32"><text:span text:style-name="T20">void</text:span><text:span text:style-name="T86"> </text:span>saving<text:span text:style-name="T86">()</text:span></text:p>
                  <text:p text:style-name="P32"><text:span text:style-name="T20">void</text:span><text:span text:style-name="T86"> </text:span>persisted<text:span text:style-name="T86">()</text:span></text:p>
                  <text:p text:style-name="P32"><text:span text:style-name="T20">void</text:span><text:span text:style-name="T86"> </text:span>persisting<text:span text:style-name="T86">()</text:span></text:p>
                  <text:p text:style-name="P32"><text:span text:style-name="T29">void</text:span><text:span text:style-name="T17"> </text:span><text:span text:style-name="T11">removing</text:span><text:span text:style-name="T17">()</text:span></text:p>
                  <text:p text:style-name="P84"><text:span text:style-name="T19">void</text:span><text:span text:style-name="T60"> </text:span><text:span text:style-name="T59">updated</text:span><text:span text:style-name="T60">()</text:span></text:p>
                  <text:p text:style-name="P30"><text:span text:style-name="T20">void</text:span><text:span text:style-name="T86"> </text:span>updating<text:span text:style-name="T86">()</text:span></text:p>
                </table:table-cell>
                <table:table-cell table:style-name="Table7.B11" office:value-type="string">
                  <text:p text:style-name="P54">emitted by persistence layer integration <text:span text:style-name="T168">(JDO/JPA)</text:span></text:p>
                  <text:p text:style-name="P54"/>
                  <text:p text:style-name="P55">deleting() <text:span text:style-name="T178">is synonym to</text:span> removing()</text:p>
                </table:table-cell>
              </table:table-row>
            </table:table>
            <text:h text:style-name="Heading_20_2" text:outline-level="2">Translation</text:h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31">[1] All member-support methods (and some object methods) that return <text:span text:style-name="T138">String</text:span> can optionally return <text:span text:style-name="T138">TranslatableString</text:span>.</text:p>
                </table:table-cell>
              </table:table-row>
            </table:table>
            <text:p text:style-name="P96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h text:style-name="P109" text:outline-level="2">Value Types</text:h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12">Number Types</text:p>
                </table:table-cell>
                <table:table-cell table:style-name="Table6.B1" office:value-type="string">
                  <text:p text:style-name="P50">byte, Byte, short, Short, int, Integer, long, Long, float, Float, double, Double, BigInteger, BigDecimal</text:p>
                </table:table-cell>
              </table:table-row>
              <table:table-row table:style-name="Table6.1">
                <table:table-cell table:style-name="Table6.A7" office:value-type="string">
                  <text:p text:style-name="P12">Boolean Types</text:p>
                </table:table-cell>
                <table:table-cell table:style-name="Table6.B2" office:value-type="string">
                  <text:p text:style-name="P50">boolean, Boolean</text:p>
                </table:table-cell>
              </table:table-row>
              <table:table-row table:style-name="TableLine2971798998352">
                <table:table-cell table:style-name="Table6.A7" office:value-type="string">
                  <text:p text:style-name="P13">Text Types</text:p>
                </table:table-cell>
                <table:table-cell table:style-name="Table6.B3" office:value-type="string">
                  <text:p text:style-name="P51">char, Char<text:span text:style-name="T125">acter</text:span>, String, <text:span text:style-name="T92">Password</text:span></text:p>
                </table:table-cell>
              </table:table-row>
              <table:table-row table:style-name="TableLine2971799005696">
                <table:table-cell table:style-name="Table6.A7" office:value-type="string">
                  <text:p text:style-name="P15">Markup Types</text:p>
                </table:table-cell>
                <table:table-cell table:style-name="Table6.B4" office:value-type="string">
                  <text:p text:style-name="P52">Mark<text:span text:style-name="T123">up, </text:span>AsciiDoc, Markdown</text:p>
                </table:table-cell>
              </table:table-row>
              <table:table-row table:style-name="TableLine2971798999712">
                <table:table-cell table:style-name="Table6.A7" office:value-type="string">
                  <text:p text:style-name="P13">Temportal Types</text:p>
                  <text:p text:style-name="P22"/>
                  <text:p text:style-name="P14"/>
                </table:table-cell>
                <table:table-cell table:style-name="Table6.B5" office:value-type="string">
                  <text:p text:style-name="P7">java.util.Date, java.sql.{Date|Timestamp}</text:p>
                  <text:p text:style-name="P7">java.time.{LocalDate|LocalDateTime} </text:p>
                  <text:p text:style-name="P3"><text:span text:style-name="T91">J</text:span><text:span text:style-name="T90">oda Time (deprecated)</text:span></text:p>
                  <text:p text:style-name="P80">time-of-day types yet not supported by UI, hence not listed</text:p>
                </table:table-cell>
              </table:table-row>
              <table:table-row table:style-name="TableLine2971799000528">
                <table:table-cell table:style-name="Table6.A7" office:value-type="string">
                  <text:p text:style-name="P13">Enum Types</text:p>
                </table:table-cell>
                <table:table-cell table:style-name="Table6.B6" office:value-type="string">
                  <text:p text:style-name="P3">any</text:p>
                </table:table-cell>
              </table:table-row>
              <table:table-row table:style-name="TableLine2971799008144">
                <table:table-cell table:style-name="Table6.A7" office:value-type="string">
                  <text:p text:style-name="P15">Collection Types</text:p>
                </table:table-cell>
                <table:table-cell table:style-name="Table6.B7" office:value-type="string">
                  <text:p text:style-name="P4">Collection&lt;T&gt;, List&lt;T&gt;, Set&lt;T&gt;, Can&lt;T&gt;, <text:span text:style-name="T173">T[]</text:span></text:p>
                </table:table-cell>
              </table:table-row>
              <table:table-row table:style-name="TableLine2971798992912">
                <table:table-cell table:style-name="Table6.A8" office:value-type="string">
                  <text:p text:style-name="P13">Additional Types</text:p>
                </table:table-cell>
                <table:table-cell table:style-name="Table6.B8" office:value-type="string">
                  <text:p text:style-name="P5"><text:span text:style-name="T92">BufferedImage, Blob, Clob, </text:span>UUID, <text:span text:style-name="T92">Url, LocalResourcePath, <text:s/></text:span><text:span text:style-name="T145">SSE </text:span><text:span text:style-name="T28">(ServerSentEvents)</text:span></text:p>
                </table:table-cell>
              </table:table-row>
            </table:table>
            <text:h text:style-name="Heading_20_2" text:outline-level="2">Error &amp; Exception Handling</text:h>
            <table:table table:name="Table11" table:style-name="Table11">
              <table:table-column table:style-name="Table11.A"/>
              <table:table-column table:style-name="Table11.B"/>
              <table:table-row table:style-name="TableLine2971798995632">
                <table:table-cell table:style-name="Table11.A1" office:value-type="string">
                  <text:p text:style-name="P28">RecoverableException</text:p>
                </table:table-cell>
                <table:table-cell table:style-name="Table11.B1" office:value-type="string">
                  <text:p text:style-name="P6">anticipated error that results in a<text:span text:style-name="T169">n</text:span> UI notification popup</text:p>
                </table:table-cell>
              </table:table-row>
              <table:table-row table:style-name="TableLine2971798996720">
                <table:table-cell table:style-name="Table11.A2" office:value-type="string">
                  <text:p text:style-name="P28">NonRecoverableExeption</text:p>
                </table:table-cell>
                <table:table-cell table:style-name="Table11.B2" office:value-type="string">
                  <text:p text:style-name="P83">error that results in an error page showing the stacktrace</text:p>
                </table:table-cell>
              </table:table-row>
            </table:table>
            <text:p text:style-name="P82"/>
          </table:table-cell>
          <table:table-cell table:style-name="Table9.A1" table:number-rows-spanned="2" office:value-type="string">
            <text:h text:style-name="P112" text:outline-level="2"><text:span text:style-name="T132">New </text:span><text:span text:style-name="T127">Programming Style: </text:span><text:span text:style-name="T129">Parameter</text:span><text:span text:style-name="T131">s as</text:span><text:span text:style-name="T129"> </text:span><text:span text:style-name="T131">Typed </text:span><text:span text:style-name="T130">Tuple</text:span> <text:span text:style-name="T165">[2.0.0-M6]</text:span></text:h>
            <text:p text:style-name="P95"><text:span text:style-name="T154">Action parameters can now be </text:span><text:span text:style-name="T156">collected</text:span><text:span text:style-name="T154"> </text:span><text:span text:style-name="T156">into</text:span><text:span text:style-name="T154"> an immutable value type say</text:span><text:span text:style-name="T157"> </text:span><text:span text:style-name="T150">Parameters</text:span><text:span text:style-name="T158">, </text:span><text:span text:style-name="T157">a </text:span><text:span text:style-name="T159">typed </text:span><text:span text:style-name="T158">t</text:span><text:span text:style-name="T159">uple. </text:span><text:span text:style-name="T157">The name is arbitrary. </text:span><text:span text:style-name="T164">Future releases might support Java records. </text:span><text:span text:style-name="T160">Instances of the </text:span><text:span text:style-name="T150">Parameters</text:span><text:span text:style-name="T160"> type are passed to the various action</text:span><text:span text:style-name="T157">-support methods, </text:span><text:span text:style-name="T160">which need to be single-arg, </text:span><text:span text:style-name="T161">except </text:span><text:span text:style-name="T160">for </text:span><text:span text:style-name="Source_20_Text"><text:span text:style-name="T149">autoComplete</text:span></text:span><text:span text:style-name="Source_20_Text"><text:span text:style-name="T157">, </text:span></text:span><text:span text:style-name="Source_20_Text"><text:span text:style-name="T161">which is required to be </text:span></text:span><text:span text:style-name="Source_20_Text"><text:span text:style-name="T160">bi-arg.</text:span></text:span></text:p>
            <text:p text:style-name="P93"><text:span text:style-name="T153">For regular objects, </text:span><text:span text:style-name="T154">action</text:span><text:span text:style-name="T153">-support methods must reference parameters by index (0, 1, 2, …). </text:span><text:span text:style-name="T155">However,</text:span><text:span text:style-name="T153"> </text:span><text:span text:style-name="T152">wit</text:span><text:span text:style-name="T153">h </text:span><text:span text:style-name="T163">Mixins</text:span><text:span text:style-name="T153"> it is allowed to reference parameters</text:span><text:span text:style-name="T151"> by name. </text:span></text:p>
            <text:p text:style-name="P94"><text:span text:style-name="T151">Example: </text:span><text:span text:style-name="T162">Action Mixin</text:span><text:span text:style-name="T151">, with </text:span><text:span text:style-name="T154">nested class</text:span><text:span text:style-name="T151"> </text:span><text:span text:style-name="T150">Parameters</text:span><text:span text:style-name="T158">, </text:span><text:span text:style-name="T160">using parameter references by name.</text:span></text:p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reformatted_20_Text"><text:span text:style-name="Source_20_Text"><text:span text:style-name="T124">@Action</text:span></text:span></text:p>
                  <text:p text:style-name="Preformatted_20_Text"><text:span text:style-name="Source_20_Text"><text:span text:style-name="T124">@RequiredArgsConstructor</text:span></text:span></text:p>
                  <text:p text:style-name="Preformatted_20_Text"><text:span text:style-name="Source_20_Text"><text:span text:style-name="T93">public</text:span></text:span><text:span text:style-name="T81"> </text:span><text:span text:style-name="Source_20_Text"><text:span text:style-name="T94">class</text:span></text:span><text:span text:style-name="T81"> </text:span><text:span text:style-name="Source_20_Text"><text:span text:style-name="T81">Customer_placeOrder {</text:span></text:span></text:p>
                  <text:p text:style-name="P36"/>
                  <text:p text:style-name="Preformatted_20_Text"><text:span text:style-name="Source_20_Text"><text:span text:style-name="T81"><text:s text:c="4"/></text:span></text:span><text:span text:style-name="Source_20_Text"><text:span text:style-name="T94">private</text:span></text:span><text:span text:style-name="T81"> </text:span><text:span text:style-name="Source_20_Text"><text:span text:style-name="T94">final</text:span></text:span><text:span text:style-name="T81"> </text:span><text:span text:style-name="Source_20_Text"><text:span text:style-name="T81">Customer target; </text:span></text:span></text:p>
                  <text:p text:style-name="P36"/>
                  <text:p text:style-name="P40"><text:span text:style-name="Source_20_Text"><text:span text:style-name="T21"><text:s text:c="5"/>// </text:span></text:span><text:span text:style-name="Source_20_Text"><text:span text:style-name="T24">typed tuple made of all the </text:span></text:span><text:span text:style-name="Source_20_Text"><text:span text:style-name="T25">action </text:span></text:span><text:span text:style-name="Source_20_Text"><text:span text:style-name="T24">parameters</text:span></text:span></text:p>
                  <text:p text:style-name="Preformatted_20_Text"><text:span text:style-name="Source_20_Text"><text:span text:style-name="T81"><text:s text:c="4"/></text:span></text:span><text:span text:style-name="Source_20_Text"><text:span text:style-name="T124">@Value</text:span></text:span><text:span text:style-name="T124"> </text:span><text:span text:style-name="Source_20_Text"><text:span text:style-name="T124">@Accessors</text:span></text:span><text:span text:style-name="Source_20_Text"><text:span text:style-name="T81">(fluent = true) </text:span></text:span></text:p>
                  <text:p text:style-name="Preformatted_20_Text"><text:span text:style-name="Source_20_Text"><text:span text:style-name="T81"><text:s text:c="4"/></text:span></text:span><text:span text:style-name="Source_20_Text"><text:span text:style-name="T94">public</text:span></text:span><text:span text:style-name="T81"> </text:span><text:span text:style-name="Source_20_Text"><text:span text:style-name="T94">static</text:span></text:span><text:span text:style-name="T94"> </text:span><text:span text:style-name="Source_20_Text"><text:span text:style-name="T94">class</text:span></text:span><text:span text:style-name="T81"> </text:span><text:span text:style-name="Source_20_Text"><text:span text:style-name="T81">Parameters { </text:span></text:span></text:p>
                  <text:p text:style-name="Preformatted_20_Text"><text:span text:style-name="Source_20_Text"><text:span text:style-name="T81"><text:s text:c="8"/>Product product;</text:span></text:span></text:p>
                  <text:p text:style-name="Preformatted_20_Text"><text:span text:style-name="Source_20_Text"><text:span text:style-name="T81"><text:s text:c="8"/>int</text:span></text:span><text:span text:style-name="T81"> </text:span><text:span text:style-name="Source_20_Text"><text:span text:style-name="T81">quantity;</text:span></text:span></text:p>
                  <text:p text:style-name="Preformatted_20_Text"><text:span text:style-name="Source_20_Text"><text:span text:style-name="T81"><text:s text:c="4"/>}</text:span></text:span></text:p>
                  <text:p text:style-name="P36"/>
                  <text:p text:style-name="Preformatted_20_Text"><text:span text:style-name="Source_20_Text"><text:span text:style-name="T81"><text:s text:c="4"/></text:span></text:span><text:span text:style-name="Source_20_Text"><text:span text:style-name="T94">public</text:span></text:span><text:span text:style-name="T81"> </text:span><text:span text:style-name="Source_20_Text"><text:span text:style-name="T81">Customer act(</text:span></text:span></text:p>
                  <text:p text:style-name="Preformatted_20_Text"><text:span text:style-name="Source_20_Text"><text:span text:style-name="T81"><text:s text:c="8"/></text:span></text:span><text:span text:style-name="Source_20_Text"><text:span text:style-name="T124">@Parameter</text:span></text:span><text:span text:style-name="Source_20_Text"><text:span text:style-name="T81"> Product product,</text:span></text:span></text:p>
                  <text:p text:style-name="Preformatted_20_Text"><text:span text:style-name="Source_20_Text"><text:span text:style-name="T81"><text:s text:c="8"/></text:span></text:span><text:span text:style-name="Source_20_Text"><text:span text:style-name="T124">@Parameter</text:span></text:span><text:span text:style-name="Source_20_Text"><text:span text:style-name="T81"> int</text:span></text:span><text:span text:style-name="T81"> </text:span><text:span text:style-name="Source_20_Text"><text:span text:style-name="T81">quantity) {</text:span></text:span></text:p>
                  <text:p text:style-name="Preformatted_20_Text"><text:span text:style-name="Source_20_Text"><text:span text:style-name="T81"><text:s text:c="8"/></text:span></text:span><text:span text:style-name="Source_20_Text"><text:span text:style-name="T22">// ...</text:span></text:span></text:p>
                  <text:p text:style-name="Preformatted_20_Text"><text:span text:style-name="Source_20_Text"><text:span text:style-name="T81"><text:s text:c="8"/>return</text:span></text:span><text:span text:style-name="T81"> </text:span><text:span text:style-name="Source_20_Text"><text:span text:style-name="T81">target;</text:span></text:span></text:p>
                  <text:p text:style-name="Preformatted_20_Text"><text:span text:style-name="Source_20_Text"><text:span text:style-name="T81"><text:s text:c="4"/>}</text:span></text:span></text:p>
                  <text:p text:style-name="P36"/>
                  <text:p text:style-name="P48"><text:span text:style-name="Source_20_Text"><text:span text:style-name="T81"><text:s text:c="4"/></text:span></text:span><text:span text:style-name="Source_20_Text"><text:span text:style-name="T22">// support methods (no action name reference required)</text:span></text:span></text:p>
                  <text:p text:style-name="Preformatted_20_Text"><text:span text:style-name="Source_20_Text"><text:span text:style-name="T81"><text:s text:c="4"/></text:span></text:span><text:span text:style-name="Source_20_Text"><text:span text:style-name="T94">public</text:span></text:span><text:span text:style-name="T81"> </text:span><text:span text:style-name="Source_20_Text"><text:span text:style-name="T81">boolean</text:span></text:span><text:span text:style-name="T81"> </text:span><text:span text:style-name="Source_20_Text"><text:span text:style-name="T81">hide() { ... } </text:span></text:span></text:p>
                  <text:p text:style-name="Preformatted_20_Text"><text:span text:style-name="Source_20_Text"><text:span text:style-name="T81"><text:s text:c="4"/></text:span></text:span><text:span text:style-name="Source_20_Text"><text:span text:style-name="T94">public</text:span></text:span><text:span text:style-name="T81"> </text:span><text:span text:style-name="Source_20_Text"><text:span text:style-name="T81">String disable() { ... }</text:span></text:span></text:p>
                  <text:p text:style-name="Preformatted_20_Text"><text:span text:style-name="Source_20_Text"><text:span text:style-name="T81"><text:s text:c="4"/></text:span></text:span><text:span text:style-name="Source_20_Text"><text:span text:style-name="T94">public</text:span></text:span><text:span text:style-name="T81"> </text:span><text:span text:style-name="Source_20_Text"><text:span text:style-name="T81">String validate(Parameters params) { ... }</text:span></text:span></text:p>
                  <text:p text:style-name="P36"/>
                  <text:p text:style-name="P48"><text:span text:style-name="Source_20_Text"><text:span text:style-name="T81"><text:s text:c="4"/></text:span></text:span><text:span text:style-name="Source_20_Text"><text:span text:style-name="T22">// parameter support methods (exemplified on first parameter)</text:span></text:span></text:p>
                  <text:p text:style-name="Preformatted_20_Text"><text:span text:style-name="Source_20_Text"><text:span text:style-name="T81"><text:s text:c="4"/></text:span></text:span><text:span text:style-name="Source_20_Text"><text:span text:style-name="T94">public</text:span></text:span><text:span text:style-name="T94"> </text:span><text:span text:style-name="Source_20_Text"><text:span text:style-name="T10">boolean</text:span></text:span><text:span text:style-name="T81"> </text:span><text:span text:style-name="Source_20_Text"><text:span text:style-name="T81">hideProduct(Parameters params) { ... } </text:span></text:span></text:p>
                  <text:p text:style-name="Standard"><text:span text:style-name="Source_20_Text"><text:span text:style-name="T81"><text:s text:c="4"/></text:span></text:span><text:span text:style-name="Source_20_Text"><text:span text:style-name="T94">public</text:span></text:span><text:span text:style-name="T81"> </text:span><text:span text:style-name="Source_20_Text"><text:span text:style-name="T81">String disableProduct(Parameters params) { ... }</text:span></text:span></text:p>
                  <text:p text:style-name="Standard"><text:span text:style-name="Source_20_Text"><text:span text:style-name="T81"><text:s text:c="4"/></text:span></text:span><text:span text:style-name="Source_20_Text"><text:span text:style-name="T94">public</text:span></text:span><text:span text:style-name="T81"> </text:span><text:span text:style-name="Source_20_Text"><text:span text:style-name="T81">String validateProduct(Parameters params) { ... }</text:span></text:span></text:p>
                  <text:p text:style-name="Standard"><text:span text:style-name="Source_20_Text"><text:span text:style-name="T81"><text:s text:c="4"/></text:span></text:span><text:span text:style-name="Source_20_Text"><text:span text:style-name="T94">public</text:span></text:span><text:span text:style-name="T81"> </text:span><text:span text:style-name="Source_20_Text"><text:span text:style-name="T81">Collection&lt;Product&gt; choicesProduct(Parameters params){ ... }</text:span></text:span></text:p>
                  <text:p text:style-name="P49"><text:span text:style-name="Source_20_Text"><text:span text:style-name="T81"><text:s text:c="3"/></text:span></text:span><text:span text:style-name="Source_20_Text"><text:span text:style-name="T22"><text:s/>// note: additional search parameter required: </text:span></text:span><text:span text:style-name="Source_20_Text"><text:span text:style-name="T23">search</text:span></text:span></text:p>
                  <text:p text:style-name="P56"><text:span text:style-name="Source_20_Text"><text:span text:style-name="T81"><text:s text:c="4"/></text:span></text:span><text:span text:style-name="Source_20_Text"><text:span text:style-name="T94">public</text:span></text:span><text:span text:style-name="T81"> </text:span><text:span text:style-name="Source_20_Text"><text:span text:style-name="T81">Collection&lt;Product&gt; autoCompleteProduct(</text:span></text:span></text:p>
                  <text:p text:style-name="P56"><text:span text:style-name="Source_20_Text"><text:span text:style-name="T81"><text:s text:c="10"/>Parameters params, </text:span></text:span><text:span text:style-name="Source_20_Text"><text:span text:style-name="T82">@MinLength(3) </text:span></text:span><text:span text:style-name="Source_20_Text"><text:span text:style-name="T81">String search) { ... } </text:span></text:span></text:p>
                  <text:p text:style-name="Standard"><text:span text:style-name="Source_20_Text"><text:span text:style-name="T81"><text:s text:c="4"/></text:span></text:span><text:span text:style-name="Source_20_Text"><text:span text:style-name="T94">public</text:span></text:span><text:span text:style-name="T81"> </text:span><text:span text:style-name="Source_20_Text"><text:span text:style-name="T81">Product defaultProduct(Parameters params) { ... }</text:span></text:span></text:p>
                  <text:p text:style-name="P39"/>
                  <text:p text:style-name="P35"><text:span text:style-name="Source_20_Text"><text:span text:style-name="T80"><text:s text:c="4"/></text:span></text:span><text:span text:style-name="Source_20_Text"><text:span text:style-name="T21">// parameter supporting methods (exemplified on second parameter)</text:span></text:span></text:p>
                  <text:p text:style-name="Standard"><text:span text:style-name="Source_20_Text"><text:span text:style-name="T81"><text:s text:c="4"/></text:span></text:span><text:span text:style-name="Source_20_Text"><text:span text:style-name="T94">public</text:span></text:span><text:span text:style-name="T81"> </text:span><text:span text:style-name="Source_20_Text"><text:span text:style-name="T81">boolean</text:span></text:span><text:span text:style-name="T81"> </text:span><text:span text:style-name="Source_20_Text"><text:span text:style-name="T81">hideQuantity(Parameters params) { ... } </text:span></text:span></text:p>
                  <text:p text:style-name="P48"><text:span text:style-name="Source_20_Text"><text:span text:style-name="T81"><text:s text:c="4"/></text:span></text:span><text:span text:style-name="Source_20_Text"><text:span text:style-name="T22">// ...</text:span></text:span></text:p>
                  <text:p text:style-name="Standard"><text:span text:style-name="Source_20_Text"><text:span text:style-name="T81">}</text:span></text:span></text:p>
                </table:table-cell>
              </table:table-row>
            </table:table>
            <text:h text:style-name="P110" text:outline-level="2">Entity <text:span text:style-name="T141">and </text:span>Viewmodel <text:span text:style-name="T141">A</text:span>nnotations</text:h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73">JPA Entities (javax.persistence)</text:p>
                </table:table-cell>
              </table:table-row>
              <table:table-row table:style-name="TableLine2971799006240">
                <table:table-cell table:style-name="Table14.A2" office:value-type="string">
                  <text:p text:style-name="P74">@Entity @Table @NamedQueries @Id @Version @Column @Transient</text:p>
                </table:table-cell>
              </table:table-row>
              <table:table-row table:style-name="TableLine2971799001616">
                <table:table-cell table:style-name="Table14.A3" office:value-type="string">
                  <text:p text:style-name="P75">JDO Entities (javax.jdo.annotation)</text:p>
                </table:table-cell>
              </table:table-row>
              <table:table-row table:style-name="TableLine2971799002976">
                <table:table-cell table:style-name="Table14.A5" office:value-type="string">
                  <text:p text:style-name="P76">@PersistenceCapable @DatastoreIdentity @Inheritance @Discriminator @Version @Queries @Uniques @Indices @NotPersistent @Column @PrimaryKey @Join @Element</text:p>
                </table:table-cell>
              </table:table-row>
              <table:table-row table:style-name="TableLine2971799005424">
                <table:table-cell table:style-name="Table14.A5" office:value-type="string">
                  <text:p text:style-name="P75">JAXB View Models (javax.xml.bind.annotation)</text:p>
                </table:table-cell>
              </table:table-row>
              <table:table-row table:style-name="TableLine2971799004608">
                <table:table-cell table:style-name="Table14.A6" office:value-type="string">
                  <text:p text:style-name="P76">@XmRootElement; @XmlType</text:p>
                  <text:p text:style-name="P76">@XmlAccessorType; @XmlTransient</text:p>
                  <text:p text:style-name="P76">referenced entities: @XmlJavaTypeAdapter(PersistentEntityAdapter.class)</text:p>
                </table:table-cell>
              </table:table-row>
            </table:table>
          </table:table-cell>
        </table:table-row>
        <table:table-row table:style-name="Table9.2">
          <table:table-cell table:style-name="Table9.A2" office:value-type="string"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table:number-columns-spanned="2" office:value-type="string">
                  <text:p text:style-name="P88">Spring <text:span text:style-name="T38">Annotations </text:span>and Standard API</text:p>
                </table:table-cell>
                <table:covered-table-cell/>
              </table:table-row>
              <table:table-row table:style-name="TableLine2971799014944">
                <table:table-cell table:style-name="Table8.A7" office:value-type="string">
                  <text:p text:style-name="P90">@SpringBootApplication @SpringBootTest @Configuration @Import @ComponentScan <text:span text:style-name="T148">@EntityScan</text:span></text:p>
                </table:table-cell>
                <table:table-cell table:style-name="Table8.B2" office:value-type="string">
                  <text:p text:style-name="P91">Bootstrapping</text:p>
                </table:table-cell>
              </table:table-row>
              <table:table-row table:style-name="TableLine2971799012768">
                <table:table-cell table:style-name="Table8.A7" office:value-type="string">
                  <text:p text:style-name="P86">@Component @Service @Repository</text:p>
                </table:table-cell>
                <table:table-cell table:style-name="Table8.B3" office:value-type="string">
                  <text:p text:style-name="P86">Indicates that a class is a "component". Such classes are considered as candidates for auto-detection when using annotation-based configuration and classpath scanning. </text:p>
                </table:table-cell>
              </table:table-row>
              <table:table-row table:style-name="TableLine2971799015216">
                <table:table-cell table:style-name="Table8.A7" office:value-type="string">
                  <text:p text:style-name="P86">@EventListener</text:p>
                </table:table-cell>
                <table:table-cell table:style-name="Table8.B4" office:value-type="string">
                  <text:p text:style-name="P86"><text:span text:style-name="T70">M</text:span>arks a method as a listener for application events. </text:p>
                  <text:p text:style-name="P89"><text:span text:style-name="T143">Domain </text:span>Events</text:p>
                  <text:p text:style-name="P128">.. subscribe using Spring’s @EventListener</text:p>
                  <text:p text:style-name="P41">@DomainObject(xxxLifecycleEvent=….)</text:p>
                  <text:p text:style-name="P41">@DomainObjectLayout(xxxUiEvent=….)</text:p>
                  <text:p text:style-name="P41">@Action(domainEvent=….) </text:p>
                  <text:p text:style-name="P41">@Property(domainEvent=…) </text:p>
                  <text:p text:style-name="P41">@Collection(domainEvent=…)</text:p>
                </table:table-cell>
              </table:table-row>
              <table:table-row table:style-name="TableLine2971799015488">
                <table:table-cell table:style-name="Table8.A7" office:value-type="string">
                  <text:p text:style-name="P86">@Nullable</text:p>
                  <text:p text:style-name="P81">(org.springframework.lang)</text:p>
                </table:table-cell>
                <table:table-cell table:style-name="Table8.B5" office:value-type="string">
                  <text:p text:style-name="P86">declare<text:span text:style-name="T71">s</text:span> that annotated elements can be <text:span text:style-name="Source_20_Text"><text:span text:style-name="T80">null</text:span></text:span> </text:p>
                </table:table-cell>
              </table:table-row>
              <table:table-row table:style-name="TableLine2971799017936">
                <table:table-cell table:style-name="Table8.A7" office:value-type="string">
                  <text:p text:style-name="P24">@javax.inject.Inject</text:p>
                  <text:p text:style-name="P24">@Autowired</text:p>
                </table:table-cell>
                <table:table-cell table:style-name="Table8.B6" office:value-type="string">
                  <text:p text:style-name="P92">Marks a constructor, field, setter method, or config method as to be autowired by Spring's dependency injection facilities. </text:p>
                </table:table-cell>
              </table:table-row>
              <table:table-row table:style-name="TableLine2971799023648">
                <table:table-cell table:style-name="Table8.A7" office:value-type="string">
                  <text:p text:style-name="P11">@PostConstruct </text:p>
                </table:table-cell>
                <table:table-cell table:style-name="Table8.B7" office:value-type="string">
                  <text:p text:style-name="P86"><text:span text:style-name="T78">Marks a method to be </text:span>executed after dependency injection is done to perform any initialization.</text:p>
                </table:table-cell>
              </table:table-row>
              <table:table-row table:style-name="TableLine2971799011680">
                <table:table-cell table:style-name="Table8.A8" office:value-type="string">
                  <text:p text:style-name="P11">@PreDestroy</text:p>
                </table:table-cell>
                <table:table-cell table:style-name="Table8.B8" office:value-type="string">
                  <text:p text:style-name="P86"><text:span text:style-name="T78">Marks a method as a listener for </text:span>notification that the instance is in the process of being removed by the container .</text:p>
                </table:table-cell>
              </table:table-row>
            </table:table>
            <text:p text:style-name="P85"/>
          </table:table-cell>
          <table:covered-table-cell table:style-name="Table9.B2"/>
        </table:table-row>
      </table:table>
      <text:p text:style-name="P8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Calibri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adornments="Bold" style:font-family-generic="swiss" style:font-pitch="variable"/>
    <style:font-face style:name="Calibri3" svg:font-family="Calibri" style:font-family-generic="swiss" style:font-pitch="variable"/>
    <style:font-face style:name="Calibri4" svg:font-family="Calibri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libri" fo:font-family="Calibri" style:font-style-name="Italic" style:font-family-generic="swiss" style:font-pitch="variable" fo:font-size="85%" fo:font-style="normal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1" fo:font-family="Calibri" style:font-style-name="Regular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2" fo:font-family="Calibri" style:font-style-name="Bold" style:font-family-generic="swiss" style:font-pitch="variable" fo:font-size="7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20.2cm" table:align="margins" style:writing-mode="lr-tb"/>
    </style:style>
    <style:style style:name="Header.A" style:family="table-column">
      <style:table-column-properties style:column-width="10.1cm" style:rel-column-width="32767*"/>
    </style:style>
    <style:style style:name="Header.B" style:family="table-column">
      <style:table-column-properties style:column-width="10.1cm" style:rel-column-width="32768*"/>
    </style:style>
    <style:style style:name="Header.1" style:family="table-row">
      <style:table-row-properties style:min-row-height="0.002cm"/>
    </style:style>
    <style:style style:name="Header.A1" style:family="table-cell">
      <style:table-cell-properties style:writing-mode="page"/>
    </style:style>
    <style:style style:name="MP1" style:family="paragraph" style:parent-style-name="Header">
      <style:text-properties officeooo:paragraph-rsid="0016abef"/>
    </style:style>
    <style:style style:name="MP2" style:family="paragraph" style:parent-style-name="Standard">
      <style:text-properties officeooo:paragraph-rsid="0016abef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MP4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T1" style:family="text">
      <style:text-properties officeooo:rsid="00187db9"/>
    </style:style>
    <style:style style:name="MT2" style:family="text">
      <style:text-properties style:font-name="Calibri" fo:font-style="normal" officeooo:rsid="0037f642" style:font-name-asian="Microsoft YaHei" style:font-name-complex="Lucida Sans"/>
    </style:style>
    <style:style style:name="MT3" style:family="text">
      <style:text-properties fo:color="#000000" loext:opacity="100%"/>
    </style:style>
    <style:style style:name="MT4" style:family="text">
      <style:text-properties style:use-window-font-color="true" loext:opacity="0%" officeooo:rsid="0016abef"/>
    </style:style>
    <style:style style:name="MT5" style:family="text">
      <style:text-properties fo:color="#000000" loext:opacity="100%" officeooo:rsid="0016abef"/>
    </style:style>
    <style:page-layout style:name="Mpm1">
      <style:page-layout-properties fo:page-width="21.001cm" fo:page-height="29.7cm" style:num-format="1" style:print-orientation="portrait" fo:margin-top="0cm" fo:margin-bottom="0.4cm" fo:margin-left="0.4cm" fo:margin-right="0.4cm" fo:background-color="#2b3789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b378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2b3789" draw:opacity="100%"/>
    </style:style>
  </office:automatic-styles>
  <office:master-styles>
    <style:master-page style:name="Standard" style:page-layout-name="Mpm1" draw:style-name="Mdp1">
      <style:header>
        <text:p text:style-name="MP1"/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h text:style-name="MP4" text:outline-level="1">Apache Isis™ <text:span text:style-name="MT2">Reference Card</text:span></text:h>
            </table:table-cell>
            <table:table-cell table:style-name="Header.A1" office:value-type="string">
              <text:h text:style-name="MP5" text:outline-level="1"><text:span text:style-name="MT3"><text:s/></text:span><text:span text:style-name="MT4">isis.apache.org</text:span><text:span text:style-name="MT5"> </text:span></text:h>
            </table:table-cell>
          </table:table-row>
        </table:table>
        <text:p text:style-name="MP2"/>
      </style:header>
      <style:footer>
        <text:h text:style-name="MP3" text:outline-level="1">v2.0.<text:span text:style-name="MT1">0-M7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1H47M27S</meta:editing-duration>
    <meta:editing-cycles>108</meta:editing-cycles>
    <meta:generator>LibreOffice/7.2.0.4$Windows_X86_64 LibreOffice_project/9a9c6381e3f7a62afc1329bd359cc48accb6435b</meta:generator>
    <dc:date>2021-09-02T09:49:06.706000000</dc:date>
    <meta:document-statistic meta:table-count="13" meta:image-count="0" meta:object-count="0" meta:page-count="2" meta:paragraph-count="247" meta:word-count="1052" meta:character-count="8898" meta:non-whitespace-character-count="7879"/>
  </office:meta>
</office:document-meta>
</file>